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35E60000048D2697A08F.svm"/>
  <manifest:file-entry manifest:media-type="" manifest:full-path="Pictures/20000009000019C700000846006440ED.svm"/>
  <manifest:file-entry manifest:media-type="" manifest:full-path="Pictures/200000090000255B000008F7BBB615A5.svm"/>
  <manifest:file-entry manifest:media-type="" manifest:full-path="Pictures/20000009000014440000051B4FFF375F.svm"/>
  <manifest:file-entry manifest:media-type="" manifest:full-path="Pictures/2000000900002C860000072C7D2E82BC.svm"/>
  <manifest:file-entry manifest:media-type="" manifest:full-path="Pictures/2000000900001C8900000823115C238B.svm"/>
  <manifest:file-entry manifest:media-type="" manifest:full-path="Pictures/20000009000081FB0000153B57CD1545.svm"/>
  <manifest:file-entry manifest:media-type="" manifest:full-path="Pictures/200000090000317C0000056186E64EEF.svm"/>
  <manifest:file-entry manifest:media-type="" manifest:full-path="Pictures/200000090000120F000005EE9D393507.svm"/>
  <manifest:file-entry manifest:media-type="" manifest:full-path="Pictures/2000000900000FDB000003DDF84D75D8.svm"/>
  <manifest:file-entry manifest:media-type="" manifest:full-path="Pictures/2000000900002441000004471E9FD50C.svm"/>
  <manifest:file-entry manifest:media-type="" manifest:full-path="Pictures/20000009000015EB000004F7D2579125.svm"/>
  <manifest:file-entry manifest:media-type="" manifest:full-path="Pictures/2000000900003D10000004F79E7E77BA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MMI10" svg:font-family="CMMI10"/>
    <style:font-face style:name="CMMI7" svg:font-family="CMMI7"/>
    <style:font-face style:name="CMSY10" svg:font-family="CMSY10"/>
    <style:font-face style:name="CMSY7" svg:font-family="CMSY7"/>
    <style:font-face style:name="Georgia" svg:font-family="Georgia"/>
    <style:font-face style:name="Mangal1" svg:font-family="Mangal"/>
    <style:font-face style:name="OpenSymbol" svg:font-family="OpenSymbol"/>
    <style:font-face style:name="Segoe UI" svg:font-family="'Segoe UI'"/>
    <style:font-face style:name="Times New Roman1" svg:font-family="'Times New Roman'"/>
    <style:font-face style:name="csbx10" svg:font-family="csbx10"/>
    <style:font-face style:name="csr10" svg:font-family="csr10"/>
    <style:font-face style:name="csr7" svg:font-family="csr7"/>
    <style:font-face style:name="csti10" svg:font-family="csti10"/>
    <style:font-face style:name="Cambria2" svg:font-family="Cambria" style:font-family-generic="roman"/>
    <style:font-face style:name="Arial2" svg:font-family="Arial, Arial" style:font-family-generic="swiss"/>
    <style:font-face style:name="Cambria Math" svg:font-family="'Cambria Math', 'Cambria Math'" style:font-family-generic="swiss"/>
    <style:font-face style:name="Cambria" svg:font-family="Cambria, Cambri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1" svg:font-family="Cambria" style:font-family-generic="roman" style:font-pitch="variable"/>
    <style:font-face style:name="Georgia1" svg:font-family="Georgia" style:font-adornments="kurzí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">
      <style:paragraph-properties fo:text-align="start" style:justify-single-word="false" style:text-autospace="none"/>
    </style:style>
    <style:style style:name="P5" style:family="paragraph" style:parent-style-name="Standard">
      <style:text-properties style:font-name="Cambria1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Cambria1" fo:font-size="10pt" fo:font-style="normal" fo:font-weight="normal" style:font-name-asian="csr10" style:font-size-asian="10pt" style:font-style-asian="normal" style:font-weight-asian="normal" style:font-name-complex="csr10" style:font-size-complex="10pt" style:font-style-complex="normal" style:font-weight-complex="normal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Cambria1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style:font-name="Cambria1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list-style-name="">
      <style:paragraph-properties style:text-autospace="none"/>
      <style:text-properties style:font-name="Cambria1"/>
    </style:style>
    <style:style style:name="P10" style:family="paragraph" style:parent-style-name="Standard">
      <style:paragraph-properties fo:text-align="start" style:justify-single-word="false"/>
      <style:text-properties style:font-name="Cambria1" fo:font-weight="normal" style:font-weight-asian="normal" style:font-weight-complex="normal"/>
    </style:style>
    <style:style style:name="P11" style:family="paragraph" style:parent-style-name="Standard" style:list-style-name="">
      <style:paragraph-properties fo:text-align="start" style:justify-single-word="false" style:text-autospace="none"/>
      <style:text-properties style:font-name="Cambria1" fo:font-size="12pt" style:font-name-asian="csr10" style:font-size-asian="12pt" style:font-name-complex="csr10" style:font-size-complex="12pt"/>
    </style:style>
    <style:style style:name="P12" style:family="paragraph" style:parent-style-name="Standard" style:list-style-name="">
      <style:paragraph-properties style:text-autospace="none"/>
      <style:text-properties style:font-name="Cambria1" fo:font-size="12pt" style:font-name-asian="csr10" style:font-size-asian="12pt" style:font-name-complex="csr10" style:font-size-complex="12pt"/>
    </style:style>
    <style:style style:name="P13" style:family="paragraph" style:parent-style-name="Standard" style:list-style-name="">
      <style:paragraph-properties fo:text-align="start" style:justify-single-word="false" style:text-autospace="none"/>
      <style:text-properties style:font-name="Cambria1" fo:font-size="12pt" fo:font-style="italic" fo:font-weight="normal" style:font-name-asian="csr10" style:font-size-asian="12pt" style:font-style-asian="italic" style:font-weight-asian="normal" style:font-name-complex="csr10" style:font-size-complex="12pt" style:font-style-complex="italic" style:font-weight-complex="normal"/>
    </style:style>
    <style:style style:name="P14" style:family="paragraph" style:parent-style-name="Standard" style:list-style-name="">
      <style:paragraph-properties style:text-autospace="none"/>
      <style:text-properties style:font-name="Cambria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 style:list-style-name="L3">
      <style:paragraph-properties fo:text-align="start" style:justify-single-word="false" style:text-autospace="none"/>
      <style:text-properties style:font-name="Cambri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">
      <style:paragraph-properties style:text-autospace="none"/>
      <style:text-properties style:font-name="Cambri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">
      <style:paragraph-properties fo:text-align="start" style:justify-single-word="false" style:text-autospace="none"/>
      <style:text-properties style:font-name="Cambria1" fo:font-size="12pt" fo:font-style="normal" fo:font-weight="normal" style:font-name-asian="csr10" style:font-size-asian="12pt" style:font-style-asian="normal" style:font-weight-asian="normal" style:font-name-complex="csr10" style:font-size-complex="12pt" style:font-style-complex="normal" style:font-weight-complex="normal"/>
    </style:style>
    <style:style style:name="P18" style:family="paragraph" style:parent-style-name="Standard" style:list-style-name="L4">
      <style:paragraph-properties fo:text-align="start" style:justify-single-word="false" style:text-autospace="none"/>
      <style:text-properties style:font-name="Cambria1" fo:font-size="12pt" fo:font-style="normal" fo:font-weight="normal" style:font-name-asian="csr10" style:font-size-asian="12pt" style:font-style-asian="normal" style:font-weight-asian="normal" style:font-name-complex="csr10" style:font-size-complex="12pt" style:font-style-complex="normal" style:font-weight-complex="normal"/>
    </style:style>
    <style:style style:name="P19" style:family="paragraph" style:parent-style-name="Standard" style:list-style-name="L5"/>
    <style:style style:name="P20" style:family="paragraph" style:parent-style-name="Řádkování" style:list-style-name="L2"/>
    <style:style style:name="P21" style:family="paragraph" style:parent-style-name="Řádkování">
      <style:paragraph-properties fo:text-align="center" style:justify-single-word="false"/>
    </style:style>
    <style:style style:name="P22" style:family="paragraph" style:parent-style-name="Řádkování" style:list-style-name="">
      <style:paragraph-properties fo:text-align="center" style:justify-single-word="false" style:text-autospace="none"/>
    </style:style>
    <style:style style:name="P23" style:family="paragraph" style:parent-style-name="Řádkování" style:list-style-name="">
      <style:paragraph-properties style:text-autospace="none"/>
    </style:style>
    <style:style style:name="P24" style:family="paragraph" style:parent-style-name="Řádkování">
      <style:paragraph-properties fo:text-align="start" style:justify-single-word="false"/>
    </style:style>
    <style:style style:name="P25" style:family="paragraph" style:parent-style-name="Řádkování" style:list-style-name="">
      <style:paragraph-properties fo:break-before="page" style:text-autospace="none"/>
    </style:style>
    <style:style style:name="T1" style:family="text">
      <style:text-properties style:text-line-through-style="none" style:text-underline-style="none" style:font-name-asian="Cambria Math" style:font-weight-asian="normal" style:font-name-complex="Cambria Math" style:font-size-complex="11pt" style:font-weight-complex="normal"/>
    </style:style>
    <style:style style:name="T2" style:family="text">
      <style:text-properties style:text-line-through-style="none" fo:font-size="12pt" style:text-underline-style="none" style:font-size-asian="12pt" style:font-size-complex="12pt"/>
    </style:style>
    <style:style style:name="T3" style:family="text">
      <style:text-properties style:text-line-through-style="none" fo:font-size="12pt" style:text-underline-style="none" style:font-name-asian="CMSY10" style:font-size-asian="12pt" style:font-name-complex="CMSY10" style:font-size-complex="12pt"/>
    </style:style>
    <style:style style:name="T4" style:family="text">
      <style:text-properties style:text-line-through-style="none" fo:font-size="12pt" style:text-underline-style="none" style:font-name-asian="CMMI10" style:font-size-asian="12pt" style:font-name-complex="CMMI10" style:font-size-complex="12pt"/>
    </style:style>
    <style:style style:name="T5" style:family="text">
      <style:text-properties style:text-line-through-style="none" fo:font-size="12pt" style:text-underline-style="none" style:font-name-asian="csr10" style:font-size-asian="12pt" style:font-name-complex="csr10" style:font-size-complex="12pt"/>
    </style:style>
    <style:style style:name="T6" style:family="text">
      <style:text-properties style:text-line-through-style="none" fo:font-size="12pt" style:text-underline-style="none" style:font-name-asian="csr10" style:font-size-asian="12pt" style:font-weight-asian="normal" style:font-name-complex="csr10" style:font-size-complex="12pt" style:font-weight-complex="normal"/>
    </style:style>
    <style:style style:name="T7" style:family="text">
      <style:text-properties style:text-line-through-style="none" fo:font-size="12pt" fo:font-style="italic" style:text-underline-style="none" style:font-name-asian="CMSY10" style:font-size-asian="12pt" style:font-style-asian="italic" style:font-name-complex="CMSY10" style:font-size-complex="12pt" style:font-style-complex="italic"/>
    </style:style>
    <style:style style:name="T8" style:family="text">
      <style:text-properties style:text-line-through-style="none" fo:font-size="12pt" fo:font-style="italic" style:text-underline-style="none" style:font-name-asian="CMMI10" style:font-size-asian="12pt" style:font-style-asian="italic" style:font-weight-asian="normal" style:font-name-complex="CMMI10" style:font-size-complex="12pt" style:font-style-complex="italic" style:font-weight-complex="normal"/>
    </style:style>
    <style:style style:name="T9" style:family="text">
      <style:text-properties style:text-line-through-style="none" fo:font-size="12pt" fo:font-style="italic" style:text-underline-style="none" style:font-name-asian="CMMI10" style:font-size-asian="12pt" style:font-style-asian="italic" style:font-name-complex="CMMI10" style:font-size-complex="12pt" style:font-style-complex="italic"/>
    </style:style>
    <style:style style:name="T10" style:family="text">
      <style:text-properties style:text-line-through-style="none" fo:font-size="12pt" fo:font-style="italic" style:text-underline-style="none" fo:font-weight="bold" style:font-name-asian="csr10" style:font-size-asian="12pt" style:font-style-asian="italic" style:font-weight-asian="bold" style:font-name-complex="csr10" style:font-size-complex="12pt" style:font-style-complex="italic" style:font-weight-complex="bold"/>
    </style:style>
    <style:style style:name="T11" style:family="text">
      <style:text-properties style:text-line-through-style="none" fo:font-size="12pt" fo:font-style="italic" style:text-underline-style="none" fo:font-weight="bold" style:font-name-asian="CMMI10" style:font-size-asian="12pt" style:font-style-asian="italic" style:font-weight-asian="bold" style:font-name-complex="CMMI10" style:font-size-complex="12pt" style:font-style-complex="italic" style:font-weight-complex="bold"/>
    </style:style>
    <style:style style:name="T12" style:family="text">
      <style:text-properties style:text-line-through-style="none" fo:font-size="12pt" fo:font-style="normal" style:text-underline-style="none" fo:font-weight="normal" style:font-name-asian="CMMI10" style:font-size-asian="12pt" style:font-style-asian="normal" style:font-weight-asian="normal" style:font-name-complex="CMMI10" style:font-size-complex="12pt" style:font-style-complex="normal" style:font-weight-complex="normal"/>
    </style:style>
    <style:style style:name="T13" style:family="text">
      <style:text-properties style:text-line-through-style="none" fo:font-size="12pt" fo:font-style="normal" style:text-underline-style="none" fo:font-weight="normal" style:font-name-asian="CMSY10" style:font-size-asian="12pt" style:font-style-asian="normal" style:font-weight-asian="normal" style:font-name-complex="CMSY10" style:font-size-complex="12pt" style:font-style-complex="normal" style:font-weight-complex="normal"/>
    </style:style>
    <style:style style:name="T14" style:family="text">
      <style:text-properties style:text-line-through-style="none" fo:font-size="12pt" fo:font-style="normal" style:text-underline-style="none" fo:font-weight="normal" style:font-name-asian="csr10" style:font-size-asian="12pt" style:font-style-asian="normal" style:font-weight-asian="normal" style:font-name-complex="csr10" style:font-size-complex="12pt" style:font-style-complex="normal" style:font-weight-complex="normal"/>
    </style:style>
    <style:style style:name="T15" style:family="text">
      <style:text-properties style:text-line-through-style="none" fo:font-size="12pt" fo:font-style="normal" style:text-underline-style="none" style:font-name-asian="CMMI10" style:font-size-asian="12pt" style:font-style-asian="normal" style:font-name-complex="CMMI10" style:font-size-complex="12pt" style:font-style-complex="normal"/>
    </style:style>
    <style:style style:name="T16" style:family="text">
      <style:text-properties style:text-line-through-style="none" fo:font-size="12pt" fo:font-style="normal" style:text-underline-style="none" style:font-name-asian="CMSY10" style:font-size-asian="12pt" style:font-style-asian="normal" style:font-name-complex="CMSY10" style:font-size-complex="12pt" style:font-style-complex="normal"/>
    </style:style>
    <style:style style:name="T17" style:family="text">
      <style:text-properties style:text-line-through-style="none" fo:font-size="12pt" fo:font-style="normal" style:text-underline-style="none" style:font-name-asian="Cambria2" style:font-size-asian="12pt" style:font-style-asian="normal" style:font-name-complex="Cambria2" style:font-size-complex="12pt" style:font-style-complex="normal"/>
    </style:style>
    <style:style style:name="T18" style:family="text">
      <style:text-properties style:text-line-through-style="none" fo:font-size="12pt" fo:font-style="normal" style:text-underline-style="none" style:font-name-asian="csr10" style:font-size-asian="12pt" style:font-style-asian="normal" style:font-name-complex="csr10" style:font-size-complex="12pt" style:font-style-complex="normal"/>
    </style:style>
    <style:style style:name="T19" style:family="text">
      <style:text-properties style:text-line-through-style="none" style:font-name="CMMI10" fo:font-size="12pt" fo:font-style="italic" style:text-underline-style="none" style:font-name-asian="CMMI10" style:font-size-asian="12pt" style:font-style-asian="italic" style:font-weight-asian="normal" style:font-name-complex="CMMI10" style:font-size-complex="12pt" style:font-style-complex="italic" style:font-weight-complex="normal"/>
    </style:style>
    <style:style style:name="T20" style:family="text">
      <style:text-properties style:text-line-through-style="none" fo:font-style="italic" style:text-underline-style="none" fo:font-weight="bold" style:font-name-asian="Cambria Math" style:font-style-asian="italic" style:font-weight-asian="bold" style:font-name-complex="Cambria Math" style:font-size-complex="11pt" style:font-style-complex="italic" style:font-weight-complex="bold"/>
    </style:style>
    <style:style style:name="T21" style:family="text">
      <style:text-properties style:text-line-through-style="none" style:font-name="Cambria1" fo:font-size="12pt" fo:font-style="normal" style:text-underline-style="none" fo:font-weight="normal" style:font-name-asian="CMMI10" style:font-size-asian="12pt" style:font-style-asian="normal" style:font-weight-asian="normal" style:font-name-complex="CMMI10" style:font-size-complex="12pt" style:font-style-complex="normal" style:font-weight-complex="normal"/>
    </style:style>
    <style:style style:name="T22" style:family="text">
      <style:text-properties style:text-line-through-style="none" style:font-name="Cambria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line-through-style="none" style:font-name="Cambria1" fo:font-size="12pt" fo:font-style="normal" style:text-underline-style="none" fo:font-weight="normal" style:font-name-asian="CMSY10" style:font-size-asian="12pt" style:font-style-asian="normal" style:font-weight-asian="normal" style:font-name-complex="CMSY10" style:font-size-complex="12pt" style:font-style-complex="normal" style:font-weight-complex="normal"/>
    </style:style>
    <style:style style:name="T24" style:family="text">
      <style:text-properties style:text-line-through-style="none" style:font-name="Cambria1" fo:font-size="12pt" fo:font-style="normal" style:text-underline-style="none" fo:font-weight="normal" style:font-name-asian="Cambria2" style:font-size-asian="12pt" style:font-style-asian="normal" style:font-weight-asian="normal" style:font-name-complex="Cambria2" style:font-size-complex="12pt" style:font-style-complex="normal" style:font-weight-complex="normal"/>
    </style:style>
    <style:style style:name="T25" style:family="text">
      <style:text-properties style:text-line-through-style="none" style:font-name="Cambria1" fo:font-size="12pt" fo:font-style="normal" style:text-underline-style="none" fo:font-weight="normal" style:font-name-asian="csr10" style:font-size-asian="12pt" style:font-style-asian="normal" style:font-weight-asian="normal" style:font-name-complex="csr10" style:font-size-complex="12pt" style:font-style-complex="normal" style:font-weight-complex="normal"/>
    </style:style>
    <style:style style:name="T26" style:family="text">
      <style:text-properties style:text-line-through-style="none" style:font-name="Cambria1" fo:font-size="12pt" fo:font-style="normal" style:text-underline-style="none" fo:font-weight="normal" style:font-name-asian="Cambria Math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T27" style:family="text">
      <style:text-properties style:text-line-through-style="none" style:font-name="Cambria1" fo:font-size="12pt" fo:font-style="normal" style:text-underline-style="none" fo:font-weight="normal" style:font-name-asian="CMMI7" style:font-size-asian="12pt" style:font-style-asian="normal" style:font-weight-asian="normal" style:font-name-complex="CMMI7" style:font-size-complex="12pt" style:font-style-complex="normal" style:font-weight-complex="normal"/>
    </style:style>
    <style:style style:name="T28" style:family="text">
      <style:text-properties style:text-line-through-style="none" style:font-name="Cambria1" fo:font-size="12pt" style:text-underline-style="none" style:font-name-asian="csr10" style:font-size-asian="12pt" style:font-weight-asian="normal" style:font-name-complex="csr10" style:font-size-complex="12pt" style:font-weight-complex="normal"/>
    </style:style>
    <style:style style:name="T29" style:family="text">
      <style:text-properties style:text-line-through-style="none" style:font-name="Cambria1" fo:font-size="12pt" style:text-underline-style="none" style:font-name-asian="CMMI10" style:font-size-asian="12pt" style:font-weight-asian="normal" style:font-name-complex="CMMI10" style:font-size-complex="12pt" style:font-weight-complex="normal"/>
    </style:style>
    <style:style style:name="T30" style:family="text">
      <style:text-properties style:text-line-through-style="none" style:font-name="Cambria1" fo:font-size="12pt" style:text-underline-style="none" fo:font-weight="normal" style:font-name-asian="csr10" style:font-size-asian="12pt" style:font-weight-asian="normal" style:font-name-complex="csr10" style:font-size-complex="12pt" style:font-weight-complex="normal"/>
    </style:style>
    <style:style style:name="T31" style:family="text">
      <style:text-properties style:text-line-through-style="none" style:font-name="Cambria1" fo:font-size="12pt" style:text-underline-style="none" fo:font-weight="normal" style:font-name-asian="Cambria Math" style:font-size-asian="12pt" style:font-weight-asian="normal" style:font-name-complex="Cambria Math" style:font-size-complex="12pt" style:font-weight-complex="normal"/>
    </style:style>
    <style:style style:name="T32" style:family="text">
      <style:text-properties style:text-line-through-style="none" style:font-name="Cambria1" fo:font-size="12pt" style:text-underline-style="none" fo:font-weight="normal" style:font-name-asian="CMMI10" style:font-size-asian="12pt" style:font-weight-asian="normal" style:font-name-complex="CMMI10" style:font-size-complex="12pt" style:font-weight-complex="normal"/>
    </style:style>
    <style:style style:name="T33" style:family="text">
      <style:text-properties style:text-line-through-style="none" style:font-name="Cambria1" fo:font-size="12pt" style:text-underline-style="none" fo:font-weight="normal" style:font-name-asian="CMMI7" style:font-size-asian="12pt" style:font-weight-asian="normal" style:font-name-complex="CMMI7" style:font-size-complex="12pt" style:font-weight-complex="normal"/>
    </style:style>
    <style:style style:name="T34" style:family="text">
      <style:text-properties style:text-line-through-style="none" style:font-name="Cambria1" fo:font-size="12pt" fo:font-style="italic" style:text-underline-style="none" style:font-name-asian="CMMI10" style:font-size-asian="12pt" style:font-style-asian="italic" style:font-weight-asian="normal" style:font-name-complex="CMMI10" style:font-size-complex="12pt" style:font-style-complex="italic" style:font-weight-complex="normal"/>
    </style:style>
    <style:style style:name="T35" style:family="text">
      <style:text-properties style:text-line-through-style="none" style:font-name="Cambria1" fo:font-size="12pt" fo:font-style="italic" style:text-underline-style="none" style:font-name-asian="CMMI10" style:font-size-asian="12pt" style:font-style-asian="italic" style:font-name-complex="CMMI10" style:font-size-complex="12pt" style:font-style-complex="italic"/>
    </style:style>
    <style:style style:name="T36" style:family="text">
      <style:text-properties style:text-line-through-style="none" style:font-name="Cambria1" fo:font-size="12pt" fo:font-style="italic" style:text-underline-style="none" style:font-name-asian="csr10" style:font-size-asian="12pt" style:font-style-asian="italic" style:font-weight-asian="normal" style:font-name-complex="csr10" style:font-size-complex="12pt" style:font-style-complex="italic" style:font-weight-complex="normal"/>
    </style:style>
    <style:style style:name="T37" style:family="text">
      <style:text-properties style:text-line-through-style="none" style:font-name="Cambria1" fo:font-size="12pt" fo:font-style="italic" style:text-underline-style="none" style:font-name-asian="csr10" style:font-size-asian="12pt" style:font-style-asian="italic" style:font-name-complex="csr10" style:font-size-complex="12pt" style:font-style-complex="italic"/>
    </style:style>
    <style:style style:name="T38" style:family="text">
      <style:text-properties style:text-line-through-style="none" style:font-name="Cambria1" fo:font-size="12pt" fo:font-style="italic" style:text-underline-style="none" fo:font-weight="normal" style:font-name-asian="csr10" style:font-size-asian="12pt" style:font-style-asian="italic" style:font-weight-asian="normal" style:font-name-complex="csr10" style:font-size-complex="12pt" style:font-style-complex="italic" style:font-weight-complex="normal"/>
    </style:style>
    <style:style style:name="T39" style:family="text">
      <style:text-properties style:text-line-through-style="none" style:font-name="Cambria1" fo:font-size="12pt" fo:font-style="italic" style:text-underline-style="none" fo:font-weight="normal" style:font-name-asian="CMMI10" style:font-size-asian="12pt" style:font-style-asian="italic" style:font-weight-asian="normal" style:font-name-complex="CMMI10" style:font-size-complex="12pt" style:font-style-complex="italic" style:font-weight-complex="normal"/>
    </style:style>
    <style:style style:name="T40" style:family="text">
      <style:text-properties style:text-line-through-style="none" style:font-name="Cambria1" fo:font-size="12pt" fo:font-style="italic" style:text-underline-style="none" fo:font-weight="normal" style:font-name-asian="Cambria Math" style:font-size-asian="12pt" style:font-style-asian="italic" style:font-weight-asian="normal" style:font-name-complex="Cambria Math" style:font-size-complex="12pt" style:font-style-complex="italic" style:font-weight-complex="normal"/>
    </style:style>
    <style:style style:name="T41" style:family="text">
      <style:text-properties style:text-line-through-style="none" style:font-name="Cambria1" fo:font-size="12pt" fo:font-style="italic" style:text-underline-style="none" fo:font-weight="normal" style:font-name-asian="CMMI7" style:font-size-asian="12pt" style:font-style-asian="italic" style:font-weight-asian="normal" style:font-name-complex="CMMI7" style:font-size-complex="12pt" style:font-style-complex="italic" style:font-weight-complex="normal"/>
    </style:style>
    <style:style style:name="T42" style:family="text">
      <style:text-properties style:text-line-through-style="none" style:font-name="Cambria1" fo:font-size="12pt" fo:font-style="italic" style:text-underline-style="none" fo:font-weight="bold" style:font-name-asian="csr10" style:font-size-asian="12pt" style:font-style-asian="italic" style:font-weight-asian="bold" style:font-name-complex="csr10" style:font-size-complex="12pt" style:font-style-complex="italic" style:font-weight-complex="bold"/>
    </style:style>
    <style:style style:name="T43" style:family="text">
      <style:text-properties style:text-line-through-style="none" style:font-name="Cambria1" fo:font-size="12pt" fo:font-style="italic" style:text-underline-style="none" fo:font-weight="bold" style:font-name-asian="CMMI10" style:font-size-asian="12pt" style:font-style-asian="italic" style:font-weight-asian="bold" style:font-name-complex="CMMI10" style:font-size-complex="12pt" style:font-style-complex="italic" style:font-weight-complex="bold"/>
    </style:style>
    <style:style style:name="T44" style:family="text">
      <style:text-properties style:text-line-through-style="none" style:font-name="Cambria1" fo:font-size="12pt" fo:font-style="italic" style:text-underline-style="none" fo:font-weight="bold" style:font-name-asian="Cambria Math" style:font-size-asian="12pt" style:font-style-asian="italic" style:font-weight-asian="bold" style:font-name-complex="Cambria Math" style:font-size-complex="12pt" style:font-style-complex="italic" style:font-weight-complex="bold"/>
    </style:style>
    <style:style style:name="T45" style:family="text">
      <style:text-properties style:text-line-through-style="none" style:font-name="Cambria1" fo:font-size="12pt" fo:font-style="italic" style:text-underline-style="none" fo:font-weight="bold" style:font-name-asian="CMMI7" style:font-size-asian="12pt" style:font-style-asian="italic" style:font-weight-asian="bold" style:font-name-complex="CMMI7" style:font-size-complex="12pt" style:font-style-complex="italic" style:font-weight-complex="bold"/>
    </style:style>
    <style:style style:name="T46" style:family="text">
      <style:text-properties style:text-line-through-style="none" style:font-name="Cambria1" fo:font-size="12pt" fo:font-style="italic" style:text-underline-style="none" style:font-name-asian="Cambria Math" style:font-size-asian="12pt" style:font-style-asian="italic" style:font-name-complex="Cambria Math" style:font-size-complex="12pt" style:font-style-complex="italic"/>
    </style:style>
    <style:style style:name="T47" style:family="text">
      <style:text-properties style:text-line-through-style="none" style:font-name="Cambria1" fo:font-size="12pt" fo:font-style="italic" style:text-underline-style="none" style:font-name-asian="CMMI7" style:font-size-asian="12pt" style:font-style-asian="italic" style:font-name-complex="CMMI7" style:font-size-complex="12pt" style:font-style-complex="italic"/>
    </style:style>
    <style:style style:name="T48" style:family="text">
      <style:text-properties style:text-line-through-style="none" style:font-name="Cambria1" style:text-underline-style="none" style:font-name-asian="Cambria Math" style:font-weight-asian="normal" style:font-name-complex="Cambria Math" style:font-size-complex="11pt" style:font-weight-complex="normal"/>
    </style:style>
    <style:style style:name="T49" style:family="text">
      <style:text-properties style:text-line-through-style="none" style:font-name="Cambria1" fo:font-size="8.5pt" fo:font-style="italic" style:text-underline-style="none" style:font-name-asian="CMMI7" style:font-size-asian="8.5pt" style:font-style-asian="italic" style:font-weight-asian="normal" style:font-name-complex="CMMI7" style:font-size-complex="8.5pt" style:font-style-complex="italic" style:font-weight-complex="normal"/>
    </style:style>
    <style:style style:name="T50" style:family="text">
      <style:text-properties style:text-line-through-style="none" style:font-name="Cambria1" fo:font-size="8.5pt" fo:font-style="italic" style:text-underline-style="none" style:font-name-asian="CMMI7" style:font-size-asian="8.5pt" style:font-style-asian="italic" style:font-name-complex="CMMI7" style:font-size-complex="8.5pt" style:font-style-complex="italic"/>
    </style:style>
    <style:style style:name="T51" style:family="text">
      <style:text-properties style:text-line-through-style="none" style:font-name="Cambria1" fo:font-size="8.5pt" fo:font-style="italic" style:text-underline-style="none" fo:font-weight="bold" style:font-name-asian="CMMI7" style:font-size-asian="8.5pt" style:font-style-asian="italic" style:font-weight-asian="bold" style:font-name-complex="CMMI7" style:font-size-complex="8.5pt" style:font-style-complex="italic" style:font-weight-complex="bold"/>
    </style:style>
    <style:style style:name="T52" style:family="text">
      <style:text-properties style:text-line-through-style="none" style:font-name="Cambria1" fo:font-size="8.5pt" style:text-underline-style="none" style:font-name-asian="CMMI7" style:font-size-asian="8.5pt" style:font-weight-asian="normal" style:font-name-complex="CMMI7" style:font-size-complex="8.5pt" style:font-weight-complex="normal"/>
    </style:style>
    <style:style style:name="T53" style:family="text">
      <style:text-properties style:text-line-through-style="none" style:font-name="Cambria1" fo:font-style="italic" style:text-underline-style="none" style:font-name-asian="Cambria Math" style:font-style-asian="italic" style:font-weight-asian="normal" style:font-name-complex="Cambria Math" style:font-size-complex="11pt" style:font-style-complex="italic" style:font-weight-complex="normal"/>
    </style:style>
    <style:style style:name="T54" style:family="text">
      <style:text-properties style:text-line-through-style="none" style:font-name="Cambria1" fo:font-style="italic" style:text-underline-style="none" style:font-name-asian="Cambria Math" style:font-style-asian="italic" style:font-name-complex="Cambria Math" style:font-size-complex="11pt" style:font-style-complex="italic"/>
    </style:style>
    <style:style style:name="T55" style:family="text">
      <style:text-properties style:text-line-through-style="none" style:font-name="Cambria1" fo:font-style="italic" style:text-underline-style="none" fo:font-weight="bold" style:font-name-asian="Cambria Math" style:font-style-asian="italic" style:font-weight-asian="bold" style:font-name-complex="Cambria Math" style:font-size-complex="11pt" style:font-style-complex="italic" style:font-weight-complex="bold"/>
    </style:style>
    <style:style style:name="T56" style:family="text">
      <style:text-properties style:text-line-through-style="none" style:font-name="Cambria1" fo:font-style="italic" style:text-underline-style="none" fo:font-weight="bold" style:font-name-asian="Cambria Math" style:font-style-asian="italic" style:font-weight-asian="bold" style:font-name-complex="Cambria Math" style:font-style-complex="italic" style:font-weight-complex="bold"/>
    </style:style>
    <style:style style:name="T57" style:family="text">
      <style:text-properties style:text-line-through-style="none" style:font-name="Cambria1" fo:font-style="italic" style:text-underline-style="none" fo:font-weight="bold" style:font-name-asian="csr10" style:font-style-asian="italic" style:font-weight-asian="bold" style:font-name-complex="csr10" style:font-style-complex="italic" style:font-weight-complex="bold"/>
    </style:style>
    <style:style style:name="T58" style:family="text">
      <style:text-properties style:text-line-through-style="none" style:font-name="Cambria1" fo:font-style="italic" style:text-underline-style="none" fo:font-weight="bold" style:font-name-asian="CMMI10" style:font-style-asian="italic" style:font-weight-asian="bold" style:font-name-complex="CMMI10" style:font-style-complex="italic" style:font-weight-complex="bold"/>
    </style:style>
    <style:style style:name="T59" style:family="text">
      <style:text-properties style:text-line-through-style="none" style:font-name="Cambria1" fo:font-style="italic" style:text-underline-style="none" fo:font-weight="bold" style:font-name-asian="CMMI7" style:font-style-asian="italic" style:font-weight-asian="bold" style:font-name-complex="CMMI7" style:font-style-complex="italic" style:font-weight-complex="bold"/>
    </style:style>
    <style:style style:name="T60" style:family="text">
      <style:text-properties style:text-line-through-style="none" style:text-position="sub 58%" fo:font-size="8.5pt" style:text-underline-style="none" style:font-name-asian="csr7" style:font-size-asian="8.5pt" style:font-name-complex="csr7" style:font-size-complex="8.5pt"/>
    </style:style>
    <style:style style:name="T61" style:family="text">
      <style:text-properties style:text-line-through-style="none" fo:font-style="normal" style:text-underline-style="none" fo:font-weight="normal" style:font-name-asian="CMSY10" style:font-style-asian="normal" style:font-weight-asian="normal" style:font-name-complex="CMSY10" style:font-style-complex="normal" style:font-weight-complex="normal"/>
    </style:style>
    <style:style style:name="T62" style:family="text">
      <style:text-properties style:text-line-through-style="none" fo:font-style="normal" style:text-underline-style="none" fo:font-weight="normal" style:font-name-asian="Cambria2" style:font-style-asian="normal" style:font-weight-asian="normal" style:font-name-complex="Cambria2" style:font-style-complex="normal" style:font-weight-complex="normal"/>
    </style:style>
    <style:style style:name="T63" style:family="text">
      <style:text-properties style:text-line-through-style="none" style:font-name="csr10" fo:font-size="12pt" style:text-underline-style="none" style:font-name-asian="csr10" style:font-size-asian="12pt" style:font-weight-asian="normal" style:font-name-complex="csr10" style:font-size-complex="12pt" style:font-weight-complex="normal"/>
    </style:style>
    <style:style style:name="T64" style:family="text">
      <style:text-properties style:text-line-through-style="none" style:font-name="CMMI7" fo:font-size="8.5pt" fo:font-style="italic" style:text-underline-style="none" style:font-name-asian="CMMI7" style:font-size-asian="8.5pt" style:font-style-asian="italic" style:font-weight-asian="normal" style:font-name-complex="CMMI7" style:font-size-complex="8.5pt" style:font-style-complex="italic" style:font-weight-complex="normal"/>
    </style:style>
    <style:style style:name="T65" style:family="text">
      <style:text-properties style:text-line-through-style="none" fo:font-size="8.5pt" fo:font-style="italic" style:text-underline-style="none" style:font-name-asian="CMMI7" style:font-size-asian="8.5pt" style:font-style-asian="italic" style:font-weight-asian="normal" style:font-name-complex="CMMI7" style:font-size-complex="8.5pt" style:font-style-complex="italic" style:font-weight-complex="normal"/>
    </style:style>
    <style:style style:name="T66" style:family="text">
      <style:text-properties style:text-line-through-style="none" fo:font-size="8.5pt" fo:font-style="italic" style:text-underline-style="none" fo:font-weight="bold" style:font-name-asian="CMMI7" style:font-size-asian="8.5pt" style:font-style-asian="italic" style:font-weight-asian="bold" style:font-name-complex="CMMI7" style:font-size-complex="8.5pt" style:font-style-complex="italic" style:font-weight-complex="bold"/>
    </style:style>
    <style:style style:name="T67" style:family="text">
      <style:text-properties style:text-line-through-style="none" style:text-position="super 58%" style:font-name="Cambria1" fo:font-size="12pt" fo:font-style="normal" style:text-underline-style="none" fo:font-weight="normal" style:font-name-asian="CMMI7" style:font-size-asian="12pt" style:font-style-asian="normal" style:font-weight-asian="normal" style:font-name-complex="CMMI7" style:font-size-complex="12pt" style:font-style-complex="normal" style:font-weight-complex="normal"/>
    </style:style>
    <style:style style:name="T68" style:family="text">
      <style:text-properties fo:font-variant="normal" fo:text-transform="none" style:text-line-through-style="none" fo:letter-spacing="normal" style:text-underline-style="none" fo:font-weight="normal" style:text-blinking="false" style:font-weight-asian="normal" style:font-weight-complex="normal"/>
    </style:style>
    <style:style style:name="T69" style:family="text">
      <style:text-properties fo:font-variant="normal" fo:text-transform="none" fo:color="#666666" style:text-line-through-style="none" style:font-name="Georgia" fo:font-size="24pt" fo:letter-spacing="normal" fo:font-style="italic" style:text-underline-style="none" fo:font-weight="normal" style:text-blinking="false" fo:background-color="transparent" style:font-name-asian="Arial2" style:font-size-asian="20pt" style:font-style-asian="italic" style:font-weight-asian="normal" style:font-name-complex="Arial2" style:font-size-complex="20pt" style:font-style-complex="italic" style:font-weight-complex="normal"/>
    </style:style>
    <style:style style:name="T70" style:family="text">
      <style:text-properties fo:color="#000000" style:font-name="Cambria" fo:font-size="11pt" fo:font-weight="bold" style:font-name-asian="Cambria" style:font-size-asian="11pt" style:font-weight-asian="bold" style:font-name-complex="Cambria" style:font-size-complex="11pt" style:font-weight-complex="bold"/>
    </style:style>
    <style:style style:name="T71" style:family="text">
      <style:text-properties fo:color="#000000" style:font-name="Cambria" fo:font-size="11pt" fo:font-weight="normal" style:font-name-asian="Cambria" style:font-size-asian="11pt" style:font-weight-asian="normal" style:font-name-complex="Cambria" style:font-size-complex="11pt" style:font-weight-complex="normal"/>
    </style:style>
    <style:style style:name="T72" style:family="text">
      <style:text-properties fo:color="#000000" style:font-name="Cambria" fo:font-size="11pt" fo:font-style="italic" fo:font-weight="normal" style:font-name-asian="Cambria" style:font-size-asian="11pt" style:font-style-asian="italic" style:font-weight-asian="normal" style:font-name-complex="Cambria" style:font-size-complex="11pt" style:font-style-complex="italic" style:font-weight-complex="normal"/>
    </style:style>
    <style:style style:name="T73" style:family="text">
      <style:text-properties fo:color="#000000" style:font-name="Cambria" fo:font-size="11pt" fo:font-style="normal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74" style:family="text">
      <style:text-properties fo:color="#000000" style:font-name="Cambria" fo:font-size="11pt" fo:font-style="normal" fo:font-weight="bold" style:font-name-asian="Cambria" style:font-size-asian="11pt" style:font-style-asian="normal" style:font-weight-asian="bold" style:font-name-complex="Cambria" style:font-size-complex="11pt" style:font-style-complex="normal" style:font-weight-complex="bold"/>
    </style:style>
    <style:style style:name="T75" style:family="text">
      <style:text-properties fo:color="#000000" style:font-name="Cambria Math" fo:font-size="11pt" fo:font-weight="normal" style:font-name-asian="Cambria Math" style:font-size-asian="11pt" style:font-weight-asian="normal" style:font-name-complex="Cambria Math" style:font-size-complex="11pt" style:font-weight-complex="normal"/>
    </style:style>
    <style:style style:name="T76" style:family="text">
      <style:text-properties fo:color="#000000" style:font-name="Cambria Math" fo:font-size="11pt" fo:font-style="normal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77" style:family="text">
      <style:text-properties fo:color="#000000" style:text-line-through-style="none" style:font-name="Cambria" fo:font-size="11pt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78" style:family="text">
      <style:text-properties fo:color="#000000" style:text-line-through-style="none" style:font-name="Cambria" fo:font-size="11pt" fo:font-style="normal" style:text-underline-style="none" fo:font-weight="bold" style:font-name-asian="Cambria" style:font-size-asian="11pt" style:font-style-asian="normal" style:font-weight-asian="bold" style:font-name-complex="Cambria" style:font-size-complex="11pt" style:font-style-complex="normal" style:font-weight-complex="bold"/>
    </style:style>
    <style:style style:name="T79" style:family="text">
      <style:text-properties fo:color="#000000" style:text-line-through-style="none" style:font-name="Cambria" fo:font-size="11pt" fo:font-style="italic" style:text-underline-style="none" fo:font-weight="normal" style:font-name-asian="Cambria" style:font-size-asian="11pt" style:font-style-asian="italic" style:font-weight-asian="normal" style:font-name-complex="Cambria" style:font-size-complex="11pt" style:font-style-complex="italic" style:font-weight-complex="normal"/>
    </style:style>
    <style:style style:name="T80" style:family="text">
      <style:text-properties fo:color="#000000" style:text-line-through-style="none" style:font-name="Cambria" fo:font-size="11pt" style:text-underline-style="none" style:font-name-asian="Cambria" style:font-size-asian="11pt" style:font-weight-asian="normal" style:font-name-complex="Cambria" style:font-size-complex="11pt" style:font-weight-complex="normal"/>
    </style:style>
    <style:style style:name="T81" style:family="text">
      <style:text-properties fo:color="#000000" style:text-line-through-style="none" style:font-name="Cambria" fo:font-size="11pt" style:text-underline-style="none" fo:font-weight="bold" style:font-name-asian="Cambria" style:font-size-asian="11pt" style:font-weight-asian="bold" style:font-name-complex="Cambria" style:font-size-complex="11pt" style:font-weight-complex="bold"/>
    </style:style>
    <style:style style:name="T82" style:family="text">
      <style:text-properties fo:color="#000000" style:text-line-through-style="none" style:font-name="Cambria" fo:font-size="11pt" style:text-underline-style="none" fo:font-weight="normal" style:font-name-asian="Cambria" style:font-size-asian="11pt" style:font-weight-asian="normal" style:font-name-complex="Cambria" style:font-size-complex="11pt" style:font-weight-complex="normal"/>
    </style:style>
    <style:style style:name="T83" style:family="text">
      <style:text-properties fo:color="#000000" style:text-line-through-style="none" style:font-name="Cambria Math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84" style:family="text">
      <style:text-properties fo:color="#000000" style:text-line-through-style="none" style:font-name="Cambria Math" fo:font-size="8pt" fo:font-style="normal" style:text-underline-style="none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85" style:family="text">
      <style:text-properties fo:color="#000000" style:text-line-through-style="none" style:font-name="Cambria Math" fo:font-size="7pt" fo:font-style="normal" style:text-underline-style="none" fo:font-weight="normal" style:font-name-asian="Cambria Math" style:font-size-asian="7pt" style:font-style-asian="normal" style:font-weight-asian="normal" style:font-name-complex="Cambria Math" style:font-size-complex="7pt" style:font-style-complex="normal" style:font-weight-complex="normal"/>
    </style:style>
    <style:style style:name="T86" style:family="text">
      <style:text-properties fo:color="#000000" style:text-line-through-style="none" fo:font-size="11pt" style:text-underline-style="none" style:font-name-asian="Cambria Math" style:font-size-asian="11pt" style:font-name-complex="Cambria Math" style:font-size-complex="11pt"/>
    </style:style>
    <style:style style:name="T87" style:family="text">
      <style:text-properties fo:color="#000000" style:text-line-through-style="none" fo:font-size="11pt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88" style:family="text">
      <style:text-properties fo:color="#000000" style:text-line-through-style="none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89" style:family="text">
      <style:text-properties fo:color="#000000" style:text-line-through-style="none" fo:font-size="11pt" fo:font-style="normal" style:text-underline-style="none" style:font-name-asian="Cambria Math" style:font-size-asian="11pt" style:font-style-asian="normal" style:font-name-complex="Cambria Math" style:font-size-complex="11pt" style:font-style-complex="normal"/>
    </style:style>
    <style:style style:name="T90" style:family="text">
      <style:text-properties fo:color="#000000" style:text-line-through-style="none" style:font-name="Cambria1" fo:font-size="11pt" style:text-underline-style="none" fo:font-weight="normal" style:font-name-asian="Cambria" style:font-size-asian="11pt" style:font-weight-asian="normal" style:font-name-complex="Cambria" style:font-size-complex="11pt" style:font-weight-complex="normal"/>
    </style:style>
    <style:style style:name="T91" style:family="text">
      <style:text-properties fo:color="#000000" style:text-line-through-style="none" style:font-name="Cambria1" fo:font-size="11pt" fo:font-style="italic" style:text-underline-style="none" fo:font-weight="normal" style:font-name-asian="Cambria" style:font-size-asian="11pt" style:font-style-asian="italic" style:font-weight-asian="normal" style:font-name-complex="Cambria" style:font-size-complex="11pt" style:font-style-complex="italic" style:font-weight-complex="normal"/>
    </style:style>
    <style:style style:name="T92" style:family="text">
      <style:text-properties fo:color="#000000" style:text-line-through-style="none" style:font-name="Cambria1" fo:font-size="11pt" fo:font-style="italic" style:text-underline-style="none" fo:font-weight="normal" style:font-name-asian="Cambria" style:font-size-asian="11pt" style:font-style-asian="italic" style:font-weight-asian="normal" style:font-name-complex="Cambria" style:font-size-complex="11pt" style:font-style-complex="italic" style:font-weight-complex="normal"/>
    </style:style>
    <style:style style:name="T93" style:family="text">
      <style:text-properties fo:color="#000000" style:text-line-through-style="none" style:font-name="Cambria1" fo:font-size="11pt" fo:font-style="italic" style:text-underline-style="none" fo:font-weight="bold" style:font-name-asian="Cambria" style:font-size-asian="11pt" style:font-style-asian="italic" style:font-weight-asian="bold" style:font-name-complex="Cambria" style:font-size-complex="11pt" style:font-style-complex="italic" style:font-weight-complex="bold"/>
    </style:style>
    <style:style style:name="T94" style:family="text">
      <style:text-properties fo:color="#000000" style:text-line-through-style="none" style:font-name="Cambria1" fo:font-size="11pt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95" style:family="text">
      <style:text-properties fo:color="#000000" style:text-line-through-style="none" style:font-name="Cambria1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96" style:family="text">
      <style:text-properties fo:color="#000000" style:text-line-through-style="none" style:font-name="Cambria1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 style:text-overline-style="solid" style:text-overline-width="auto" style:text-overline-color="font-color"/>
    </style:style>
    <style:style style:name="T97" style:family="text">
      <style:text-properties fo:color="#000000" style:text-line-through-style="none" style:font-name="Cambria1" fo:font-size="11pt" fo:font-style="normal" style:text-underline-style="none" fo:font-weight="bold" style:font-name-asian="Cambria" style:font-size-asian="11pt" style:font-style-asian="normal" style:font-weight-asian="bold" style:font-name-complex="Cambria" style:font-size-complex="11pt" style:font-style-complex="normal" style:font-weight-complex="bold"/>
    </style:style>
    <style:style style:name="T98" style:family="text">
      <style:text-properties fo:color="#000000" style:text-line-through-style="none" style:font-name="Cambria1" fo:font-size="11pt" fo:font-style="normal" style:text-underline-style="none" fo:font-weight="bold" style:font-name-asian="Cambria" style:font-size-asian="11pt" style:font-style-asian="normal" style:font-weight-asian="bold" style:font-name-complex="Cambria" style:font-size-complex="11pt" style:font-style-complex="normal" style:font-weight-complex="bold"/>
    </style:style>
    <style:style style:name="T99" style:family="text">
      <style:text-properties fo:color="#000000" style:text-line-through-style="none" style:font-name="Cambria1" fo:font-size="8pt" fo:font-style="normal" style:text-underline-style="none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100" style:family="text">
      <style:text-properties fo:color="#000000" style:text-line-through-style="none" style:text-position="sub 58%" style:font-name="Cambria1" fo:font-size="8pt" fo:font-style="normal" style:text-underline-style="none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101" style:family="text">
      <style:text-properties fo:color="#000000" style:text-line-through-style="none" style:font-name="Cambria" fo:font-size="11pt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102" style:family="text">
      <style:text-properties fo:color="#000000" style:text-line-through-style="none" fo:font-size="12pt" style:text-underline-style="none" style:font-name-asian="CMMI10" style:font-size-asian="12pt" style:font-name-complex="CMMI10" style:font-size-complex="12pt"/>
    </style:style>
    <style:style style:name="T103" style:family="text">
      <style:text-properties fo:color="#000000" style:text-line-through-style="none" fo:font-size="12pt" fo:font-style="normal" style:text-underline-style="none" fo:font-weight="normal" style:font-name-asian="CMMI10" style:font-size-asian="12pt" style:font-style-asian="normal" style:font-weight-asian="normal" style:font-name-complex="CMMI10" style:font-size-complex="12pt" style:font-style-complex="normal" style:font-weight-complex="normal"/>
    </style:style>
    <style:style style:name="T104" style:family="text">
      <style:text-properties fo:color="#000000" style:text-line-through-style="none" fo:font-size="8.5pt" style:text-underline-style="none" style:font-name-asian="CMSY7" style:font-size-asian="8.5pt" style:font-name-complex="CMSY7" style:font-size-complex="8.5pt"/>
    </style:style>
    <style:style style:name="T105" style:family="text">
      <style:text-properties fo:color="#000000" style:text-line-through-style="none" fo:font-size="8.5pt" fo:font-style="normal" style:text-underline-style="none" fo:font-weight="normal" style:font-name-asian="CMSY7" style:font-size-asian="8.5pt" style:font-style-asian="normal" style:font-weight-asian="normal" style:font-name-complex="CMSY7" style:font-size-complex="8.5pt" style:font-style-complex="normal" style:font-weight-complex="normal"/>
    </style:style>
    <style:style style:name="T106" style:family="text">
      <style:text-properties fo:color="#000000" fo:font-size="11pt" style:font-name-asian="Cambria Math" style:font-size-asian="11pt" style:font-name-complex="Cambria Math" style:font-size-complex="11pt"/>
    </style:style>
    <style:style style:name="T107" style:family="text">
      <style:text-properties fo:color="#000000" style:font-name="Cambria1" fo:font-size="11pt" fo:font-weight="bold" style:font-name-asian="Cambria" style:font-size-asian="11pt" style:font-weight-asian="bold" style:font-name-complex="Cambria" style:font-size-complex="11pt" style:font-weight-complex="bold"/>
    </style:style>
    <style:style style:name="T108" style:family="text">
      <style:text-properties fo:color="#000000" style:font-name="Cambria1" fo:font-size="11pt" fo:font-weight="normal" style:font-name-asian="Cambria Math" style:font-size-asian="11pt" style:font-weight-asian="normal" style:font-name-complex="Cambria Math" style:font-size-complex="11pt" style:font-weight-complex="normal"/>
    </style:style>
    <style:style style:name="T109" style:family="text">
      <style:text-properties fo:color="#000000" style:font-name="Cambria1" fo:font-size="11pt" fo:font-weight="normal" style:font-name-asian="Cambria" style:font-size-asian="11pt" style:font-weight-asian="normal" style:font-name-complex="Cambria" style:font-size-complex="11pt" style:font-weight-complex="normal"/>
    </style:style>
    <style:style style:name="T110" style:family="text">
      <style:text-properties fo:color="#000000" style:font-name="Cambria1" fo:font-size="11pt" fo:font-style="italic" fo:font-weight="normal" style:font-name-asian="Cambria" style:font-size-asian="11pt" style:font-style-asian="italic" style:font-weight-asian="normal" style:font-name-complex="Cambria" style:font-size-complex="11pt" style:font-style-complex="italic" style:font-weight-complex="normal"/>
    </style:style>
    <style:style style:name="T111" style:family="text">
      <style:text-properties fo:color="#000000" style:font-name="Cambria1" fo:font-size="11pt" fo:font-style="normal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112" style:family="text">
      <style:text-properties fo:color="#000000" style:font-name="Cambria1" fo:font-size="11pt" fo:font-style="normal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113" style:family="text">
      <style:text-properties fo:color="#000000" style:font-name="Cambria1" fo:font-size="11pt" fo:font-style="normal" fo:font-weight="bold" style:font-name-asian="Cambria" style:font-size-asian="11pt" style:font-style-asian="normal" style:font-weight-asian="bold" style:font-name-complex="Cambria" style:font-size-complex="11pt" style:font-style-complex="normal" style:font-weight-complex="bold"/>
    </style:style>
    <style:style style:name="T114" style:family="text">
      <style:text-properties fo:color="#000000" style:font-name="Cambria1" fo:font-size="8pt" fo:font-weight="normal" style:font-name-asian="Cambria Math" style:font-size-asian="8pt" style:font-weight-asian="normal" style:font-name-complex="Cambria Math" style:font-size-complex="8pt" style:font-weight-complex="normal"/>
    </style:style>
    <style:style style:name="T115" style:family="text">
      <style:text-properties fo:color="#000000" style:font-name="Cambria1" fo:font-size="8pt" fo:font-style="normal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116" style:family="text">
      <style:text-properties fo:color="#000000" style:text-position="sub 58%" style:font-name="Cambria1" fo:font-size="8pt" fo:font-weight="normal" style:font-name-asian="Cambria Math" style:font-size-asian="8pt" style:font-weight-asian="normal" style:font-name-complex="Cambria Math" style:font-size-complex="8pt" style:font-weight-complex="normal"/>
    </style:style>
    <style:style style:name="T117" style:family="text">
      <style:text-properties fo:color="#000000" style:text-position="sub 58%" style:font-name="Cambria1" fo:font-size="8pt" fo:font-style="normal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118" style:family="text">
      <style:text-properties fo:font-style="normal" style:font-style-asian="normal" style:font-style-complex="normal"/>
    </style:style>
    <style:style style:name="T119" style:family="text">
      <style:text-properties fo:font-style="normal" style:font-name-asian="CMSY10" style:font-style-asian="normal" style:font-name-complex="CMSY10" style:font-style-complex="normal"/>
    </style:style>
    <style:style style:name="T120" style:family="text">
      <style:text-properties fo:font-style="normal" style:font-name-asian="CMMI10" style:font-style-asian="normal" style:font-name-complex="CMMI10" style:font-style-complex="normal"/>
    </style:style>
    <style:style style:name="T1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2" style:family="text">
      <style:text-properties fo:font-weight="normal" style:font-weight-asian="normal" style:font-weight-complex="normal"/>
    </style:style>
    <style:style style:name="T123" style:family="text">
      <style:text-properties style:font-weight-asian="normal" style:font-weight-complex="normal"/>
    </style:style>
    <style:style style:name="T124" style:family="text">
      <style:text-properties style:font-name="Cambria1" fo:font-style="normal" fo:font-weight="normal" style:font-style-asian="normal" style:font-weight-asian="normal" style:font-style-complex="normal" style:font-weight-complex="normal"/>
    </style:style>
    <style:style style:name="T125" style:family="text">
      <style:text-properties style:font-name="Cambria1" fo:font-size="8.5pt" fo:font-style="italic" style:font-name-asian="CMMI7" style:font-size-asian="8.5pt" style:font-style-asian="italic" style:font-name-complex="CMMI7" style:font-size-complex="8.5pt" style:font-style-complex="italic"/>
    </style:style>
    <style:style style:name="T126" style:family="text">
      <style:text-properties style:font-name="Cambria1" fo:font-size="8.5pt" fo:font-style="italic" style:font-name-asian="csr7" style:font-size-asian="8.5pt" style:font-style-asian="italic" style:font-name-complex="csr7" style:font-size-complex="8.5pt" style:font-style-complex="italic"/>
    </style:style>
    <style:style style:name="T127" style:family="text">
      <style:text-properties style:font-name="Cambria1" fo:font-size="8.5pt" fo:font-style="italic" fo:font-weight="bold" style:font-name-asian="csr7" style:font-size-asian="8.5pt" style:font-style-asian="italic" style:font-weight-asian="bold" style:font-name-complex="csr7" style:font-size-complex="8.5pt" style:font-style-complex="italic" style:font-weight-complex="bold"/>
    </style:style>
    <style:style style:name="T128" style:family="text">
      <style:text-properties style:font-name="Cambria1" fo:font-size="8.5pt" fo:font-style="italic" fo:font-weight="bold" style:font-name-asian="CMMI7" style:font-size-asian="8.5pt" style:font-style-asian="italic" style:font-weight-asian="bold" style:font-name-complex="CMMI7" style:font-size-complex="8.5pt" style:font-style-complex="italic" style:font-weight-complex="bold"/>
    </style:style>
    <style:style style:name="T129" style:family="text">
      <style:text-properties style:font-name="Cambria1" fo:font-size="8.5pt" style:font-name-asian="csr7" style:font-size-asian="8.5pt" style:font-name-complex="csr7" style:font-size-complex="8.5pt"/>
    </style:style>
    <style:style style:name="T130" style:family="text">
      <style:text-properties style:font-name="Cambria1" fo:font-size="8.5pt" style:font-name-asian="CMMI7" style:font-size-asian="8.5pt" style:font-name-complex="CMMI7" style:font-size-complex="8.5pt"/>
    </style:style>
    <style:style style:name="T131" style:family="text">
      <style:text-properties style:font-name="Cambria1" fo:font-size="12pt" fo:font-style="normal" fo:font-weight="normal" style:font-name-asian="csr10" style:font-size-asian="12pt" style:font-style-asian="normal" style:font-weight-asian="normal" style:font-name-complex="csr10" style:font-size-complex="12pt" style:font-style-complex="normal" style:font-weight-complex="normal"/>
    </style:style>
    <style:style style:name="T132" style:family="text">
      <style:text-properties style:font-name="Cambria1" fo:font-size="12pt" fo:font-style="normal" fo:font-weight="normal" style:font-name-asian="CMMI10" style:font-size-asian="12pt" style:font-style-asian="normal" style:font-weight-asian="normal" style:font-name-complex="CMMI10" style:font-size-complex="12pt" style:font-style-complex="normal" style:font-weight-complex="normal"/>
    </style:style>
    <style:style style:name="T133" style:family="text">
      <style:text-properties style:font-name="Cambria1" fo:font-size="12pt" fo:font-style="normal" fo:font-weight="normal" style:font-name-asian="CMSY10" style:font-size-asian="12pt" style:font-style-asian="normal" style:font-weight-asian="normal" style:font-name-complex="CMSY10" style:font-size-complex="12pt" style:font-style-complex="normal" style:font-weight-complex="normal"/>
    </style:style>
    <style:style style:name="T134" style:family="text">
      <style:text-properties style:font-name="Cambria1" fo:font-size="12pt" fo:font-style="normal" fo:font-weight="normal" style:font-name-asian="csr7" style:font-size-asian="12pt" style:font-style-asian="normal" style:font-weight-asian="normal" style:font-name-complex="csr7" style:font-size-complex="12pt" style:font-style-complex="normal" style:font-weight-complex="normal"/>
    </style:style>
    <style:style style:name="T135" style:family="text">
      <style:text-properties style:font-name="Cambria1" fo:font-size="12pt" fo:font-style="normal" fo:font-weight="normal" style:font-name-asian="CMMI7" style:font-size-asian="12pt" style:font-style-asian="normal" style:font-weight-asian="normal" style:font-name-complex="CMMI7" style:font-size-complex="12pt" style:font-style-complex="normal" style:font-weight-complex="normal"/>
    </style:style>
    <style:style style:name="T136" style:family="text">
      <style:text-properties style:font-name="Cambria1" fo:font-size="12pt" fo:font-weight="normal" style:font-name-asian="csr10" style:font-size-asian="12pt" style:font-weight-asian="normal" style:font-name-complex="csr10" style:font-size-complex="12pt" style:font-weight-complex="normal"/>
    </style:style>
    <style:style style:name="T137" style:family="text">
      <style:text-properties style:font-name="Cambria1" fo:font-size="12pt" fo:font-weight="normal" style:font-name-asian="CMMI10" style:font-size-asian="12pt" style:font-weight-asian="normal" style:font-name-complex="CMMI10" style:font-size-complex="12pt" style:font-weight-complex="normal"/>
    </style:style>
    <style:style style:name="T138" style:family="text">
      <style:text-properties style:font-name="Cambria1" fo:font-size="12pt" fo:font-weight="normal" style:font-name-asian="CMSY10" style:font-size-asian="12pt" style:font-weight-asian="normal" style:font-name-complex="CMSY10" style:font-size-complex="12pt" style:font-weight-complex="normal"/>
    </style:style>
    <style:style style:name="T139" style:family="text">
      <style:text-properties style:font-name="Cambria1" fo:font-size="12pt" fo:font-weight="normal" style:font-name-asian="csr7" style:font-size-asian="12pt" style:font-weight-asian="normal" style:font-name-complex="csr7" style:font-size-complex="12pt" style:font-weight-complex="normal"/>
    </style:style>
    <style:style style:name="T140" style:family="text">
      <style:text-properties style:font-name="Cambria1" fo:font-size="12pt" fo:font-weight="normal" style:font-name-asian="CMMI7" style:font-size-asian="12pt" style:font-weight-asian="normal" style:font-name-complex="CMMI7" style:font-size-complex="12pt" style:font-weight-complex="normal"/>
    </style:style>
    <style:style style:name="T141" style:family="text">
      <style:text-properties style:font-name="Cambria1" fo:font-size="12pt" style:font-name-asian="csr10" style:font-size-asian="12pt" style:font-name-complex="csr10" style:font-size-complex="12pt"/>
    </style:style>
    <style:style style:name="T142" style:family="text">
      <style:text-properties style:font-name="Cambria1" fo:font-size="12pt" fo:font-style="italic" style:font-name-asian="CMSY10" style:font-size-asian="12pt" style:font-style-asian="italic" style:font-name-complex="CMSY10" style:font-size-complex="12pt" style:font-style-complex="italic"/>
    </style:style>
    <style:style style:name="T143" style:family="text">
      <style:text-properties style:font-name="Cambria1" fo:font-size="12pt" fo:font-style="italic" style:font-name-asian="CMMI10" style:font-size-asian="12pt" style:font-style-asian="italic" style:font-name-complex="CMMI10" style:font-size-complex="12pt" style:font-style-complex="italic"/>
    </style:style>
    <style:style style:name="T144" style:family="text">
      <style:text-properties style:font-name="Cambria1" fo:font-size="12pt" fo:font-style="italic" style:font-name-asian="csr10" style:font-size-asian="12pt" style:font-style-asian="italic" style:font-name-complex="csr10" style:font-size-complex="12pt" style:font-style-complex="italic"/>
    </style:style>
    <style:style style:name="T145" style:family="text">
      <style:text-properties style:font-name="Cambria1" fo:font-size="12pt" fo:font-style="italic" fo:font-weight="bold" style:font-name-asian="csr10" style:font-size-asian="12pt" style:font-style-asian="italic" style:font-weight-asian="bold" style:font-name-complex="csr10" style:font-size-complex="12pt" style:font-style-complex="italic" style:font-weight-complex="bold"/>
    </style:style>
    <style:style style:name="T146" style:family="text">
      <style:text-properties style:font-name="Cambria1" fo:font-size="12pt" fo:font-style="italic" fo:font-weight="bold" style:font-name-asian="CMMI10" style:font-size-asian="12pt" style:font-style-asian="italic" style:font-weight-asian="bold" style:font-name-complex="CMMI10" style:font-size-complex="12pt" style:font-style-complex="italic" style:font-weight-complex="bold"/>
    </style:style>
    <style:style style:name="T147" style:family="text">
      <style:text-properties style:font-name="Cambria1" fo:font-size="12pt" fo:font-style="italic" fo:font-weight="bold" style:font-name-asian="CMSY10" style:font-size-asian="12pt" style:font-style-asian="italic" style:font-weight-asian="bold" style:font-name-complex="CMSY10" style:font-size-complex="12pt" style:font-style-complex="italic" style:font-weight-complex="bold"/>
    </style:style>
    <style:style style:name="T148" style:family="text">
      <style:text-properties style:font-name="Cambria1" fo:font-size="12pt" fo:font-style="italic" fo:font-weight="bold" style:font-name-asian="csr7" style:font-size-asian="12pt" style:font-style-asian="italic" style:font-weight-asian="bold" style:font-name-complex="csr7" style:font-size-complex="12pt" style:font-style-complex="italic" style:font-weight-complex="bold"/>
    </style:style>
    <style:style style:name="T149" style:family="text">
      <style:text-properties style:font-name="Cambria1" fo:font-size="12pt" fo:font-style="italic" fo:font-weight="bold" style:font-name-asian="CMMI7" style:font-size-asian="12pt" style:font-style-asian="italic" style:font-weight-asian="bold" style:font-name-complex="CMMI7" style:font-size-complex="12pt" style:font-style-complex="italic" style:font-weight-complex="bold"/>
    </style:style>
    <style:style style:name="T150" style:family="text">
      <style:text-properties style:font-name="Cambria1" fo:font-size="12pt" fo:font-style="italic" fo:font-weight="normal" style:font-name-asian="csr10" style:font-size-asian="12pt" style:font-style-asian="italic" style:font-weight-asian="normal" style:font-name-complex="csr10" style:font-size-complex="12pt" style:font-style-complex="italic" style:font-weight-complex="normal"/>
    </style:style>
    <style:style style:name="T151" style:family="text">
      <style:text-properties style:font-name="Cambria1" fo:font-size="12pt" fo:font-style="italic" fo:font-weight="normal" style:font-name-asian="CMMI10" style:font-size-asian="12pt" style:font-style-asian="italic" style:font-weight-asian="normal" style:font-name-complex="CMMI10" style:font-size-complex="12pt" style:font-style-complex="italic" style:font-weight-complex="normal"/>
    </style:style>
    <style:style style:name="T152" style:family="text">
      <style:text-properties style:font-name="Cambria1" fo:font-size="12pt" fo:font-style="italic" fo:font-weight="normal" style:font-name-asian="CMSY10" style:font-size-asian="12pt" style:font-style-asian="italic" style:font-weight-asian="normal" style:font-name-complex="CMSY10" style:font-size-complex="12pt" style:font-style-complex="italic" style:font-weight-complex="normal"/>
    </style:style>
    <style:style style:name="T153" style:family="text">
      <style:text-properties style:font-name="Cambria1" fo:font-size="12pt" fo:font-style="italic" fo:font-weight="normal" style:font-name-asian="csr7" style:font-size-asian="12pt" style:font-style-asian="italic" style:font-weight-asian="normal" style:font-name-complex="csr7" style:font-size-complex="12pt" style:font-style-complex="italic" style:font-weight-complex="normal"/>
    </style:style>
    <style:style style:name="T154" style:family="text">
      <style:text-properties style:font-name="Cambria1" fo:font-size="12pt" fo:font-style="italic" fo:font-weight="normal" style:font-name-asian="CMMI7" style:font-size-asian="12pt" style:font-style-asian="italic" style:font-weight-asian="normal" style:font-name-complex="CMMI7" style:font-size-complex="12pt" style:font-style-complex="italic" style:font-weight-complex="normal"/>
    </style:style>
    <style:style style:name="T155" style:family="text">
      <style:text-properties style:font-name="Cambria1" fo:font-size="12pt" fo:font-style="italic" style:font-name-asian="csr7" style:font-size-asian="12pt" style:font-style-asian="italic" style:font-name-complex="csr7" style:font-size-complex="12pt" style:font-style-complex="italic"/>
    </style:style>
    <style:style style:name="T156" style:family="text">
      <style:text-properties style:font-name="Cambria1" fo:font-size="12pt" fo:font-style="italic" style:font-name-asian="CMMI7" style:font-size-asian="12pt" style:font-style-asian="italic" style:font-name-complex="CMMI7" style:font-size-complex="12pt" style:font-style-complex="italic"/>
    </style:style>
    <style:style style:name="T157" style:family="text">
      <style:text-properties style:font-name="Cambria1" fo:font-size="12pt" fo:font-weight="bold" style:font-name-asian="csti10" style:font-size-asian="12pt" style:font-weight-asian="bold" style:font-name-complex="csti10" style:font-size-complex="12pt" style:font-weight-complex="bold"/>
    </style:style>
    <style:style style:name="T158" style:family="text">
      <style:text-properties style:font-name="Cambria1" fo:font-size="12pt" style:font-name-asian="CMMI10" style:font-size-asian="12pt" style:font-name-complex="CMMI10" style:font-size-complex="12pt"/>
    </style:style>
    <style:style style:name="T159" style:family="text">
      <style:text-properties style:font-name="Cambria1" fo:font-size="12pt" style:font-name-asian="CMSY10" style:font-size-asian="12pt" style:font-name-complex="CMSY10" style:font-size-complex="12pt"/>
    </style:style>
    <style:style style:name="T160" style:family="text">
      <style:text-properties style:font-name="Cambria1" fo:font-style="italic" fo:font-weight="bold" style:font-name-asian="csr10" style:font-style-asian="italic" style:font-weight-asian="bold" style:font-name-complex="csr10" style:font-style-complex="italic" style:font-weight-complex="bold"/>
    </style:style>
    <style:style style:name="T161" style:family="text">
      <style:text-properties style:font-name="Cambria1" fo:font-style="italic" fo:font-weight="bold" style:font-name-asian="CMMI10" style:font-style-asian="italic" style:font-weight-asian="bold" style:font-name-complex="CMMI10" style:font-style-complex="italic" style:font-weight-complex="bold"/>
    </style:style>
    <style:style style:name="T162" style:family="text">
      <style:text-properties style:font-name="Cambria1" fo:font-style="italic" fo:font-weight="bold" style:font-name-asian="CMSY10" style:font-style-asian="italic" style:font-weight-asian="bold" style:font-name-complex="CMSY10" style:font-style-complex="italic" style:font-weight-complex="bold"/>
    </style:style>
    <style:style style:name="T163" style:family="text">
      <style:text-properties style:font-name="Cambria1" fo:font-style="italic" fo:font-weight="bold" style:font-name-asian="csr7" style:font-style-asian="italic" style:font-weight-asian="bold" style:font-name-complex="csr7" style:font-style-complex="italic" style:font-weight-complex="bold"/>
    </style:style>
    <style:style style:name="T164" style:family="text">
      <style:text-properties style:font-name="Cambria1" fo:font-style="italic" fo:font-weight="bold" style:font-name-asian="CMMI7" style:font-style-asian="italic" style:font-weight-asian="bold" style:font-name-complex="CMMI7" style:font-style-complex="italic" style:font-weight-complex="bold"/>
    </style:style>
    <style:style style:name="T165" style:family="text">
      <style:text-properties style:text-position="sub 58%" style:font-name="Cambria1" fo:font-size="12pt" fo:font-style="normal" fo:font-weight="normal" style:font-name-asian="CMMI7" style:font-size-asian="12pt" style:font-style-asian="normal" style:font-weight-asian="normal" style:font-name-complex="CMMI7" style:font-size-complex="12pt" style:font-style-complex="normal" style:font-weight-complex="normal"/>
    </style:style>
    <style:style style:name="T166" style:family="text">
      <style:text-properties style:text-position="sub 58%" style:font-name="Cambria1" fo:font-size="12pt" fo:font-style="normal" fo:font-weight="normal" style:font-name-asian="csr7" style:font-size-asian="12pt" style:font-style-asian="normal" style:font-weight-asian="normal" style:font-name-complex="csr7" style:font-size-complex="12pt" style:font-style-complex="normal" style:font-weight-complex="normal"/>
    </style:style>
    <style:style style:name="T167" style:family="text">
      <style:text-properties style:text-position="sub 58%" fo:font-size="12pt" fo:font-style="normal" style:font-name-asian="csr10" style:font-size-asian="12pt" style:font-style-asian="normal" style:font-name-complex="csr10" style:font-size-complex="12pt" style:font-style-complex="normal"/>
    </style:style>
    <style:style style:name="T168" style:family="text">
      <style:text-properties style:text-position="sub 58%" fo:font-size="8.5pt" style:font-name-asian="csr7" style:font-size-asian="8.5pt" style:font-name-complex="csr7" style:font-size-complex="8.5pt"/>
    </style:style>
    <style:style style:name="T169" style:family="text">
      <style:text-properties style:text-position="sub 58%" fo:font-size="8.5pt" fo:font-style="normal" style:font-name-asian="CMMI7" style:font-size-asian="8.5pt" style:font-style-asian="normal" style:font-name-complex="CMMI7" style:font-size-complex="8.5pt" style:font-style-complex="normal"/>
    </style:style>
    <style:style style:name="T170" style:family="text">
      <style:text-properties style:text-position="sub 58%" style:font-name-asian="csr7" style:font-name-complex="csr7"/>
    </style:style>
    <style:style style:name="T171" style:family="text">
      <style:text-properties style:text-position="sub 58%" style:font-name-asian="CMMI7" style:font-name-complex="CMMI7"/>
    </style:style>
    <style:style style:name="T172" style:family="text">
      <style:text-properties fo:font-size="12pt" style:font-size-asian="12pt" style:font-size-complex="12pt"/>
    </style:style>
    <style:style style:name="T173" style:family="text">
      <style:text-properties fo:font-size="12pt" fo:font-style="italic" style:font-name-asian="CMMI10" style:font-size-asian="12pt" style:font-style-asian="italic" style:font-name-complex="CMMI10" style:font-size-complex="12pt" style:font-style-complex="italic"/>
    </style:style>
    <style:style style:name="T174" style:family="text">
      <style:text-properties fo:font-size="12pt" fo:font-style="italic" style:font-name-asian="CMSY10" style:font-size-asian="12pt" style:font-style-asian="italic" style:font-name-complex="CMSY10" style:font-size-complex="12pt" style:font-style-complex="italic"/>
    </style:style>
    <style:style style:name="T175" style:family="text">
      <style:text-properties fo:font-size="12pt" fo:font-style="italic" fo:font-weight="bold" style:font-name-asian="csr10" style:font-size-asian="12pt" style:font-style-asian="italic" style:font-weight-asian="bold" style:font-name-complex="csr10" style:font-size-complex="12pt" style:font-style-complex="italic" style:font-weight-complex="bold"/>
    </style:style>
    <style:style style:name="T176" style:family="text">
      <style:text-properties fo:font-size="12pt" fo:font-style="italic" fo:font-weight="bold" style:font-name-asian="CMMI10" style:font-size-asian="12pt" style:font-style-asian="italic" style:font-weight-asian="bold" style:font-name-complex="CMMI10" style:font-size-complex="12pt" style:font-style-complex="italic" style:font-weight-complex="bold"/>
    </style:style>
    <style:style style:name="T177" style:family="text">
      <style:text-properties fo:font-size="12pt" fo:font-style="italic" fo:font-weight="bold" style:font-name-asian="CMSY10" style:font-size-asian="12pt" style:font-style-asian="italic" style:font-weight-asian="bold" style:font-name-complex="CMSY10" style:font-size-complex="12pt" style:font-style-complex="italic" style:font-weight-complex="bold"/>
    </style:style>
    <style:style style:name="T178" style:family="text">
      <style:text-properties fo:font-size="12pt" style:font-name-asian="csti10" style:font-size-asian="12pt" style:font-name-complex="csti10" style:font-size-complex="12pt"/>
    </style:style>
    <style:style style:name="T179" style:family="text">
      <style:text-properties fo:font-size="12pt" style:font-name-asian="csr10" style:font-size-asian="12pt" style:font-name-complex="csr10" style:font-size-complex="12pt"/>
    </style:style>
    <style:style style:name="T180" style:family="text">
      <style:text-properties fo:font-size="12pt" style:font-name-asian="CMMI10" style:font-size-asian="12pt" style:font-name-complex="CMMI10" style:font-size-complex="12pt"/>
    </style:style>
    <style:style style:name="T181" style:family="text">
      <style:text-properties fo:font-size="12pt" style:font-name-asian="CMSY10" style:font-size-asian="12pt" style:font-name-complex="CMSY10" style:font-size-complex="12pt"/>
    </style:style>
    <style:style style:name="T182" style:family="text">
      <style:text-properties fo:font-size="12pt" style:font-name-asian="Cambria2" style:font-size-asian="12pt" style:font-name-complex="Cambria2" style:font-size-complex="12pt"/>
    </style:style>
    <style:style style:name="T183" style:family="text">
      <style:text-properties fo:font-size="12pt" fo:font-style="normal" fo:font-weight="normal" style:font-name-asian="csr10" style:font-size-asian="12pt" style:font-style-asian="normal" style:font-weight-asian="normal" style:font-name-complex="csr10" style:font-size-complex="12pt" style:font-style-complex="normal" style:font-weight-complex="normal"/>
    </style:style>
    <style:style style:name="T184" style:family="text">
      <style:text-properties fo:font-size="12pt" fo:font-style="normal" style:font-name-asian="csr10" style:font-size-asian="12pt" style:font-style-asian="normal" style:font-name-complex="csr10" style:font-size-complex="12pt" style:font-style-complex="normal"/>
    </style:style>
    <style:style style:name="T185" style:family="text">
      <style:text-properties fo:font-size="12pt" fo:font-style="normal" fo:font-weight="bold" style:font-name-asian="csti10" style:font-size-asian="12pt" style:font-style-asian="normal" style:font-weight-asian="bold" style:font-name-complex="csti10" style:font-size-complex="12pt" style:font-style-complex="normal" style:font-weight-complex="bold"/>
    </style:style>
    <style:style style:name="T186" style:family="text">
      <style:text-properties fo:font-size="12pt" fo:font-style="normal" style:font-name-asian="CMSY10" style:font-size-asian="12pt" style:font-style-asian="normal" style:font-name-complex="CMSY10" style:font-size-complex="12pt" style:font-style-complex="normal"/>
    </style:style>
    <style:style style:name="T187" style:family="text">
      <style:text-properties fo:font-size="12pt" fo:font-style="normal" style:font-name-asian="CMMI10" style:font-size-asian="12pt" style:font-style-asian="normal" style:font-name-complex="CMMI10" style:font-size-complex="12pt" style:font-style-complex="normal"/>
    </style:style>
    <style:style style:name="T188" style:family="text">
      <style:text-properties fo:font-size="12pt" fo:font-weight="bold" style:font-name-asian="csr10" style:font-size-asian="12pt" style:font-weight-asian="bold" style:font-name-complex="csr10" style:font-size-complex="12pt" style:font-weight-complex="bold"/>
    </style:style>
    <style:style style:name="T189" style:family="text">
      <style:text-properties fo:font-size="12pt" fo:font-weight="bold" style:font-name-asian="csti10" style:font-size-asian="12pt" style:font-weight-asian="bold" style:font-name-complex="csti10" style:font-size-complex="12pt" style:font-weight-complex="bold"/>
    </style:style>
    <style:style style:name="T190" style:family="text">
      <style:text-properties style:font-name="CMSY10" fo:font-size="12pt" fo:font-style="italic" style:font-name-asian="CMSY10" style:font-size-asian="12pt" style:font-style-asian="italic" style:font-name-complex="CMSY10" style:font-size-complex="12pt" style:font-style-complex="italic"/>
    </style:style>
    <style:style style:name="T191" style:family="text">
      <style:text-properties style:font-name="CMMI10" fo:font-size="12pt" fo:font-style="italic" style:font-name-asian="CMMI10" style:font-size-asian="12pt" style:font-style-asian="italic" style:font-name-complex="CMMI10" style:font-size-complex="12pt" style:font-style-complex="italic"/>
    </style:style>
    <style:style style:name="T192" style:family="text">
      <style:text-properties style:font-name="CMMI10" fo:font-style="italic" style:font-name-asian="CMMI10" style:font-style-asian="italic" style:font-name-complex="CMMI10" style:font-style-complex="italic"/>
    </style:style>
    <style:style style:name="T193" style:family="text">
      <style:text-properties style:font-name="csti10" style:font-name-asian="csti10" style:font-name-complex="csti10"/>
    </style:style>
    <style:style style:name="T194" style:family="text">
      <style:text-properties style:font-name="csr7" fo:font-size="8.5pt" style:font-name-asian="csr7" style:font-size-asian="8.5pt" style:font-name-complex="csr7" style:font-size-complex="8.5pt"/>
    </style:style>
    <style:style style:name="T195" style:family="text">
      <style:text-properties style:font-name="csr10" fo:font-size="12pt" style:font-name-asian="csr10" style:font-size-asian="12pt" style:font-name-complex="csr10" style:font-size-complex="12pt"/>
    </style:style>
    <style:style style:name="T196" style:family="text">
      <style:text-properties style:font-name-asian="csr7" style:font-name-complex="csr7"/>
    </style:style>
    <style:style style:name="T197" style:family="text">
      <style:text-properties fo:font-size="8.5pt" style:font-name-asian="csr7" style:font-size-asian="8.5pt" style:font-name-complex="csr7" style:font-size-complex="8.5pt"/>
    </style:style>
    <style:style style:name="T198" style:family="text">
      <style:text-properties fo:font-size="8.5pt" fo:font-style="italic" style:font-name-asian="CMMI7" style:font-size-asian="8.5pt" style:font-style-asian="italic" style:font-name-complex="CMMI7" style:font-size-complex="8.5pt" style:font-style-complex="italic"/>
    </style:style>
    <style:style style:name="T199" style:family="text">
      <style:text-properties fo:font-size="8.5pt" fo:font-style="italic" fo:font-weight="bold" style:font-name-asian="csr7" style:font-size-asian="8.5pt" style:font-style-asian="italic" style:font-weight-asian="bold" style:font-name-complex="csr7" style:font-size-complex="8.5pt" style:font-style-complex="italic" style:font-weight-complex="bold"/>
    </style:style>
    <style:style style:name="T200" style:family="text">
      <style:text-properties fo:font-size="8.5pt" fo:font-style="italic" fo:font-weight="bold" style:font-name-asian="CMMI7" style:font-size-asian="8.5pt" style:font-style-asian="italic" style:font-weight-asian="bold" style:font-name-complex="CMMI7" style:font-size-complex="8.5pt" style:font-style-complex="italic" style:font-weight-complex="bold"/>
    </style:style>
    <style:style style:name="T201" style:family="text">
      <style:text-properties fo:font-size="8.5pt" style:font-name-asian="CMMI7" style:font-size-asian="8.5pt" style:font-name-complex="CMMI7" style:font-size-complex="8.5pt"/>
    </style:style>
    <style:style style:name="T202" style:family="text">
      <style:text-properties style:font-name="CMMI7" fo:font-size="8.5pt" fo:font-style="italic" style:font-name-asian="CMMI7" style:font-size-asian="8.5pt" style:font-style-asian="italic" style:font-name-complex="CMMI7" style:font-size-complex="8.5pt" style:font-style-complex="italic"/>
    </style:style>
    <style:style style:name="T203" style:family="text">
      <style:text-properties style:font-name-asian="csr10" style:font-name-complex="csr10"/>
    </style:style>
    <style:style style:name="T204" style:family="text">
      <style:text-properties style:font-name-asian="csr10" style:font-name-complex="csr10" style:font-size-complex="12pt"/>
    </style:style>
    <style:style style:name="T205" style:family="text">
      <style:text-properties fo:font-style="italic" style:font-name-asian="CMSY10" style:font-style-asian="italic" style:font-name-complex="CMSY10" style:font-style-complex="italic"/>
    </style:style>
    <style:style style:name="T206" style:family="text">
      <style:text-properties fo:font-style="italic" style:font-name-asian="CMMI10" style:font-style-asian="italic" style:font-name-complex="CMMI10" style:font-style-complex="italic"/>
    </style:style>
    <style:style style:name="T207" style:family="text">
      <style:text-properties style:font-name-asian="CMMI10" style:font-name-complex="CMMI10"/>
    </style:style>
    <style:style style:name="T208" style:family="text">
      <style:text-properties style:font-name-asian="csti10" style:font-name-complex="csti10"/>
    </style:style>
    <style:style style:name="T209" style:family="text">
      <style:text-properties style:font-name-asian="CMMI7" style:font-name-complex="CMMI7"/>
    </style:style>
    <style:style style:name="T210" style:family="text">
      <style:text-properties style:font-name-asian="CMSY10" style:font-name-complex="CMSY10"/>
    </style:style>
    <style:style style:name="T211" style:family="text">
      <style:text-properties style:text-position="super 58%" style:font-name-asian="csr7" style:font-name-complex="csr7"/>
    </style:style>
    <style:style style:name="T212" style:family="text">
      <style:text-properties style:text-position="super 58%" style:font-name-asian="CMMI7" style:font-name-complex="CMMI7"/>
    </style:style>
    <style:style style:name="T213" style:family="text">
      <style:text-properties style:text-position="super 58%" style:font-name="Cambria1" fo:font-size="12pt" fo:font-style="normal" fo:font-weight="normal" style:font-name-asian="csr7" style:font-size-asian="12pt" style:font-style-asian="normal" style:font-weight-asian="normal" style:font-name-complex="csr7" style:font-size-complex="12pt" style:font-style-complex="normal" style:font-weight-complex="normal"/>
    </style:style>
    <style:style style:name="T214" style:family="text">
      <style:text-properties style:text-position="super 58%" style:font-name="Cambria1" fo:font-size="12pt" fo:font-style="normal" fo:font-weight="normal" style:font-name-asian="CMMI7" style:font-size-asian="12pt" style:font-style-asian="normal" style:font-weight-asian="normal" style:font-name-complex="CMMI7" style:font-size-complex="12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9">2. </text:span><text:bookmark text:name="internal-source-marker_0.6529050192330033"/><text:span text:style-name="Nadpis"><text:span text:style-name="T68">Metrické prostory (příklady, konvergence posloupností, spojitá a izometrická zobrazení, úplnost, Banachova věta o pevném bodu)</text:span></text:span><text:span text:style-name="Nadpis"><text:span text:style-name="T122"> </text:span></text:span></text:p>
      <text:h text:style-name="Heading_20_1" text:outline-level="1"><text:span text:style-name="Podnadpis"><text:span text:style-name="T123">Metrický prostor</text:span></text:span></text:h>
      <text:p text:style-name="Řádkování"><text:span text:style-name="T70">Metrickým prostorem </text:span><text:span text:style-name="T75">𝒳=(𝑋,𝜌) </text:span><text:span text:style-name="T71">budeme nazývat libovolnou množinu </text:span><text:span text:style-name="T72">X </text:span><text:span text:style-name="T73">prvků, které nazýváme body, pokud na množině </text:span><text:span text:style-name="T72">X </text:span><text:span text:style-name="T73">je dána tzv. </text:span><text:span text:style-name="T74">vzdálenost</text:span><text:span text:style-name="T73">, což je jakákoliv jednoznačná nezáporná reálná funkce </text:span><text:span text:style-name="T76">𝜌(𝑥,𝑦)</text:span><text:span text:style-name="T73">, která je definována pro každou dvojici </text:span><text:span text:style-name="T76">𝑥,𝑦 ∈𝑋 </text:span><text:span text:style-name="T73">a která splňuje tyto tři podmínky: </text:span></text:p>
      <text:list xml:id="list32384241" text:style-name="L2">
        <text:list-item>
          <text:p text:style-name="P20"><text:span text:style-name="T83">𝜌(𝑥,𝑦) =0</text:span><text:span text:style-name="T77">, když a jen když </text:span><text:span text:style-name="T79">x </text:span><text:span text:style-name="T77">= </text:span><text:span text:style-name="T79">y</text:span><text:span text:style-name="T77">; </text:span></text:p>
        </text:list-item>
        <text:list-item>
          <text:p text:style-name="P20"><text:span text:style-name="T83">∀𝑥,𝑦∈𝑋:𝜌(𝑥,𝑦) =𝜌(𝑦,𝑥) </text:span><text:span text:style-name="T77">(symetrie); </text:span></text:p>
        </text:list-item>
        <text:list-item>
          <text:p text:style-name="P20"><text:span text:style-name="T83">∀𝑥,𝑦,𝑧∈𝑋:𝜌(𝑥,𝑦) +𝜌(𝑦,𝑧) ≥𝜌(𝑥,𝑧) </text:span><text:span text:style-name="T77">(trojúhelníková nerovnost). </text:span></text:p>
        </text:list-item>
      </text:list>
      <text:p text:style-name="Řádkování"><text:span text:style-name="T123">Příklady metrických prostorů: </text:span></text:p>
      <text:p text:style-name="Heading"><draw:frame draw:style-name="fr1" draw:name="obrázky1" text:anchor-type="paragraph" svg:width="17cm" svg:height="2.776cm" draw:z-index="0"><draw:image xlink:href="Pictures/20000009000081FB0000153B57CD1545.svm" xlink:type="simple" xlink:show="embed" xlink:actuate="onLoad"/></draw:frame><text:span text:style-name="Podnadpis"/></text:p>
      <text:p text:style-name="Heading"><text:span text:style-name="Podnadpis">Konvergence posloupností, hromadné body</text:span></text:p>
      <text:p text:style-name="Řádkování"><text:span text:style-name="Podnadpis"><text:span text:style-name="T107">Otevřenou koulí </text:span></text:span><text:span text:style-name="Podnadpis"><text:span text:style-name="T108">𝑆(𝑥</text:span></text:span><text:span text:style-name="Podnadpis"><text:span text:style-name="T116">0</text:span></text:span><text:span text:style-name="Podnadpis"><text:span text:style-name="T108">,𝑟) </text:span></text:span><text:span text:style-name="Podnadpis"><text:span text:style-name="T109">v metrickém prostoru </text:span></text:span><text:span text:style-name="Podnadpis"><text:span text:style-name="T108">𝒳 </text:span></text:span><text:span text:style-name="Podnadpis"><text:span text:style-name="T109">se středem </text:span></text:span><text:span text:style-name="Podnadpis"><text:span text:style-name="T108">𝑥</text:span></text:span><text:span text:style-name="Podnadpis"><text:span text:style-name="T116">0</text:span></text:span><text:span text:style-name="Podnadpis"><text:span text:style-name="T114"> </text:span></text:span><text:span text:style-name="Podnadpis"><text:span text:style-name="T109">a poloměrem </text:span></text:span><text:span text:style-name="Podnadpis"><text:span text:style-name="T110">r </text:span></text:span><text:span text:style-name="Podnadpis"><text:span text:style-name="T111">budeme nazývat množinu bodů </text:span></text:span><text:span text:style-name="Podnadpis"><text:span text:style-name="T112">𝑥∈𝒳</text:span></text:span><text:span text:style-name="Podnadpis"><text:span text:style-name="T111">, která vyhovuje podmínce: </text:span></text:span></text:p>
      <text:p text:style-name="P21"><text:span text:style-name="Podnadpis"><text:span text:style-name="T112">𝜌 (𝑥,𝑥</text:span></text:span><text:span text:style-name="Podnadpis"><text:span text:style-name="T117">0</text:span></text:span><text:span text:style-name="Podnadpis"><text:span text:style-name="T112">)</text:span></text:span><text:span text:style-name="Podnadpis"><text:span text:style-name="T115"> </text:span></text:span><text:span text:style-name="Podnadpis"><text:span text:style-name="T112">&lt;𝑟 </text:span></text:span></text:p>
      <text:p text:style-name="Řádkování"><text:span text:style-name="Podnadpis"><text:span text:style-name="T113">Uzavřenou koulí </text:span></text:span><text:span text:style-name="Podnadpis"><text:span text:style-name="T112">𝑆 𝑥</text:span></text:span><text:span text:style-name="Podnadpis"><text:span text:style-name="T115">0</text:span></text:span><text:span text:style-name="Podnadpis"><text:span text:style-name="T112">,𝑟 </text:span></text:span><text:span text:style-name="Podnadpis"><text:span text:style-name="T111">v metrickém prostoru </text:span></text:span><text:span text:style-name="Podnadpis"><text:span text:style-name="T112">𝒳 </text:span></text:span><text:span text:style-name="Podnadpis"><text:span text:style-name="T111">budeme nazývat množinu bodů </text:span></text:span><text:span text:style-name="Podnadpis"><text:span text:style-name="T112">𝑥∈𝒳</text:span></text:span><text:span text:style-name="Podnadpis"><text:span text:style-name="T111">, která vyhovuje podmínce: </text:span></text:span></text:p>
      <text:p text:style-name="P21"><text:span text:style-name="Podnadpis"><text:span text:style-name="T112">𝜌(𝑥,𝑥</text:span></text:span><text:span text:style-name="Podnadpis"><text:span text:style-name="T117">0</text:span></text:span><text:span text:style-name="Podnadpis"><text:span text:style-name="T112">)</text:span></text:span><text:span text:style-name="Podnadpis"><text:span text:style-name="T115"> </text:span></text:span><text:span text:style-name="Podnadpis"><text:span text:style-name="T112">≤𝑟</text:span></text:span></text:p>
      <text:p text:style-name="Řádkování"><text:span text:style-name="T90">Otevřenou kouli poloměru </text:span><text:span text:style-name="T91">ε </text:span><text:span text:style-name="T94">se středem </text:span><text:span text:style-name="T95">𝑥</text:span><text:span text:style-name="T99">0 </text:span><text:span text:style-name="T94">budeme nazývat </text:span><text:span text:style-name="T93">ε-</text:span><text:span text:style-name="T97">okolím bodu </text:span><text:span text:style-name="T95">𝑥</text:span><text:span text:style-name="T100">0</text:span><text:span text:style-name="T99"> </text:span><text:span text:style-name="T94">a značit </text:span><text:span text:style-name="T95">𝑂</text:span><text:span text:style-name="T99">𝜀</text:span><text:span text:style-name="T95">(𝑥</text:span><text:span text:style-name="T100">0</text:span><text:span text:style-name="T95">)</text:span><text:span text:style-name="T94">. </text:span></text:p>
      <text:p text:style-name="P23"><text:span text:style-name="Podnadpis"><text:span text:style-name="T94">Bod </text:span></text:span><text:span text:style-name="Podnadpis"><text:span text:style-name="T91">x </text:span></text:span><text:span text:style-name="Podnadpis"><text:span text:style-name="T94">nazýváme </text:span></text:span><text:span text:style-name="Podnadpis"><text:span text:style-name="T97">bodem uzávěru množiny </text:span></text:span><text:span text:style-name="Podnadpis"><text:span text:style-name="T91">M</text:span></text:span><text:span text:style-name="Podnadpis"><text:span text:style-name="T94">, jestliže jeho libovolné okolí obsahuje alespoň jeden bod z </text:span></text:span><text:span text:style-name="Podnadpis"><text:span text:style-name="T91">M</text:span></text:span><text:span text:style-name="Podnadpis"><text:span text:style-name="T94">. Množina všech bodů uzávěru množiny </text:span></text:span><text:span text:style-name="Podnadpis"><text:span text:style-name="T91">M </text:span></text:span><text:span text:style-name="Podnadpis"><text:span text:style-name="T94">se označuje </text:span></text:span><text:span text:style-name="Podnadpis"><text:span text:style-name="T96">𝑀</text:span></text:span><text:span text:style-name="Podnadpis"><text:span text:style-name="T95"> </text:span></text:span><text:span text:style-name="Podnadpis"><text:span text:style-name="T94">a nazývá </text:span></text:span><text:span text:style-name="Podnadpis"><text:span text:style-name="T97">uzávěrem </text:span></text:span><text:span text:style-name="Podnadpis"><text:span text:style-name="T94">této množiny. </text:span></text:span></text:p>
      <text:p text:style-name="P23"><text:span text:style-name="Podnadpis"><text:span text:style-name="T94">Protože každý bod, který náleží </text:span></text:span><text:span text:style-name="Podnadpis"><text:span text:style-name="T91">M</text:span></text:span><text:span text:style-name="Podnadpis"><text:span text:style-name="T94">, je bodem uzávěru množiny </text:span></text:span><text:span text:style-name="Podnadpis"><text:span text:style-name="T91">M </text:span></text:span><text:span text:style-name="Podnadpis"><text:span text:style-name="T94">(tento bod totiž leží v každém svém okolí), platí, že </text:span></text:span><text:span text:style-name="Podnadpis"><text:span text:style-name="T95">𝑀⊆</text:span></text:span><text:span text:style-name="Podnadpis"><text:span text:style-name="T96">𝑀</text:span></text:span><text:span text:style-name="Podnadpis"><text:span text:style-name="T95"> </text:span></text:span><text:span text:style-name="Podnadpis"><text:span text:style-name="T94">. Množinu </text:span></text:span><text:span text:style-name="Podnadpis"><text:span text:style-name="T91">M</text:span></text:span><text:span text:style-name="Podnadpis"><text:span text:style-name="T94">, pro kterou platí </text:span></text:span><text:span text:style-name="Podnadpis"><text:span text:style-name="T95">𝑀=</text:span></text:span><text:span text:style-name="Podnadpis"><text:span text:style-name="T96">𝑀</text:span></text:span><text:span text:style-name="Podnadpis"><text:span text:style-name="T95"> </text:span></text:span><text:span text:style-name="Podnadpis"><text:span text:style-name="T94">, nazýváme </text:span></text:span><text:span text:style-name="Podnadpis"><text:span text:style-name="T97">uzavřenou</text:span></text:span><text:span text:style-name="Podnadpis"><text:span text:style-name="T94">. </text:span></text:span></text:p>
      <text:p text:style-name="P23"><text:span text:style-name="Podnadpis"><text:span text:style-name="T94"/></text:span></text:p>
      <text:p text:style-name="P25"><text:span text:style-name="Podnadpis"><text:span text:style-name="T77">Bod </text:span></text:span><text:span text:style-name="Podnadpis"><text:span text:style-name="T79">x </text:span></text:span><text:span text:style-name="Podnadpis"><text:span text:style-name="T77">se nazývá </text:span></text:span><text:span text:style-name="Podnadpis"><text:span text:style-name="T78">hromadným bodem množiny </text:span></text:span><text:span text:style-name="Podnadpis"><text:span text:style-name="T79">M</text:span></text:span><text:span text:style-name="Podnadpis"><text:span text:style-name="T77">, jestliže jeho libovolné okolí obsahuje nekonečně mnoho bodů z </text:span></text:span><text:span text:style-name="Podnadpis"><text:span text:style-name="T79">M</text:span></text:span><text:span text:style-name="Podnadpis"><text:span text:style-name="T77">. </text:span></text:span></text:p>
      <text:p text:style-name="P23"><text:span text:style-name="Podnadpis"><text:span text:style-name="T77">Nechť </text:span></text:span><text:span text:style-name="Podnadpis"><text:span text:style-name="T83">𝑥</text:span></text:span><text:span text:style-name="Podnadpis"><text:span text:style-name="T84">1</text:span></text:span><text:span text:style-name="Podnadpis"><text:span text:style-name="T83">,𝑥</text:span></text:span><text:span text:style-name="Podnadpis"><text:span text:style-name="T84">2</text:span></text:span><text:span text:style-name="Podnadpis"><text:span text:style-name="T83">,… </text:span></text:span><text:span text:style-name="Podnadpis"><text:span text:style-name="T77">je posloupnost bodů v metrickém prostoru </text:span></text:span><text:span text:style-name="Podnadpis"><text:span text:style-name="T83">𝒳</text:span></text:span><text:span text:style-name="Podnadpis"><text:span text:style-name="T77">. Říkáme, že tato </text:span></text:span><text:span text:style-name="Podnadpis"><text:span text:style-name="T78">posloupnost konverguje k bodu </text:span></text:span><text:span text:style-name="Podnadpis"><text:span text:style-name="T83">𝑥∈𝒳</text:span></text:span><text:span text:style-name="Podnadpis"><text:span text:style-name="T77">, jestliže každé </text:span></text:span><text:span text:style-name="Podnadpis"><text:span text:style-name="T83">ε-okolí 𝑂</text:span></text:span><text:span text:style-name="Podnadpis"><text:span text:style-name="T84">𝜀</text:span></text:span><text:span text:style-name="Podnadpis"><text:span text:style-name="T83">(𝑥) bodu x obsahuje všechny body x</text:span></text:span><text:span text:style-name="Podnadpis"><text:span text:style-name="T85">n </text:span></text:span><text:span text:style-name="Podnadpis"><text:span text:style-name="T83">počínaje od některého indexu 𝑁(𝜀), tj. jestliže ke každému číslu 𝜀&gt;0 lze najít takové číslo 𝑁(𝜀), že okolí 𝑂</text:span></text:span><text:span text:style-name="Podnadpis"><text:span text:style-name="T84">𝜀</text:span></text:span><text:span text:style-name="Podnadpis"><text:span text:style-name="T83">(𝑥) obsahuje všechny body x</text:span></text:span><text:span text:style-name="Podnadpis"><text:span text:style-name="T85">n</text:span></text:span><text:span text:style-name="Podnadpis"><text:span text:style-name="T83">, kde 𝑛≥𝑁(𝜀). Bod x se nazývá limita posloupnosti {x</text:span></text:span><text:span text:style-name="Podnadpis"><text:span text:style-name="T85">n </text:span></text:span><text:span text:style-name="Podnadpis"><text:span text:style-name="T83">}. </text:span></text:span></text:p>
      <text:p text:style-name="P23"><text:span text:style-name="Podnadpis"><text:span text:style-name="T83">Předchozí definici lze vyslovit také tak, že posloupnost {x</text:span></text:span><text:span text:style-name="Podnadpis"><text:span text:style-name="T85">n </text:span></text:span><text:span text:style-name="Podnadpis"><text:span text:style-name="T83">}, konverguje k bodu x, jestliže:</text:span></text:span></text:p>
      <text:p text:style-name="P22"><draw:frame draw:style-name="fr2" draw:name="obrázky2" text:anchor-type="paragraph" svg:width="3.734cm" svg:height="1.065cm" draw:z-index="1"><draw:image xlink:href="Pictures/2000000900001C8900000823115C238B.svm" xlink:type="simple" xlink:show="embed" xlink:actuate="onLoad"/></draw:frame><text:span text:style-name="Podnadpis"><text:span text:style-name="T83"/></text:span></text:p>
      <text:p text:style-name="Heading"><text:span text:style-name="Podnadpis"><text:span text:style-name="T1">Spojité zobrazení</text:span></text:span></text:p>
      <text:p text:style-name="P6"><text:span text:style-name="T2">Nechť </text:span><text:span text:style-name="T86">𝒳</text:span><text:span text:style-name="T3"> </text:span><text:span text:style-name="T2">= (</text:span><text:span text:style-name="T4">X; </text:span><text:span text:style-name="T86">𝜌</text:span><text:span text:style-name="T102">)</text:span><text:span text:style-name="T2"> a <text:s/></text:span><text:span text:style-name="T3">ϒ </text:span><text:span text:style-name="T2">= (</text:span><text:span text:style-name="T4">Y; </text:span><text:span text:style-name="T86">𝜌</text:span><text:span text:style-name="T104">*</text:span><text:span text:style-name="T2">) jsou dva metrické prostory.</text:span></text:p>
      <text:p text:style-name="P6"><text:span text:style-name="T172">Zobrazení </text:span><text:span text:style-name="T180">f </text:span><text:span text:style-name="T172">: </text:span><text:span text:style-name="T86">𝒳</text:span><text:span text:style-name="T181"> </text:span><text:span text:style-name="T182">→</text:span><text:span text:style-name="T181"> ϒ </text:span><text:span text:style-name="T172">prostoru </text:span><text:span text:style-name="T86">𝒳</text:span><text:span text:style-name="T181"> </text:span><text:span text:style-name="T172">do prostoru </text:span><text:span text:style-name="T181">ϒ </text:span><text:span text:style-name="T172">se nazývá </text:span><text:span text:style-name="T189">spojité</text:span><text:span text:style-name="T178"> v bodě </text:span><text:span text:style-name="T180">x</text:span><text:span text:style-name="T197">0 </text:span><text:span text:style-name="T106">∈</text:span><text:span text:style-name="T181"> </text:span><text:span text:style-name="T180">X</text:span><text:span text:style-name="T172">,</text:span></text:p>
      <text:p text:style-name="P8"><text:span text:style-name="T179">jestliže k libovolnému ε</text:span><text:span text:style-name="T180"> &gt; </text:span><text:span text:style-name="T179">0 lze najít takové δ</text:span><text:span text:style-name="T180"> &gt; </text:span><text:span text:style-name="T179">0, že:</text:span></text:p>
      <text:p text:style-name="P4"><draw:frame draw:style-name="fr3" draw:name="obrázky4" text:anchor-type="paragraph" svg:x="6.391cm" svg:y="0.132cm" svg:width="3.674cm" svg:height="0.833cm" draw:z-index="2"><draw:image xlink:href="Pictures/20000009000015EB000004F7D2579125.svm" xlink:type="simple" xlink:show="embed" xlink:actuate="onLoad"/></draw:frame></text:p>
      <text:p text:style-name="P4"/>
      <text:p text:style-name="Standard"><text:span text:style-name="T1">Pro všechny body x takové, že </text:span></text:p>
      <text:p text:style-name="Standard"><draw:frame draw:style-name="fr3" draw:name="obrázky3" text:anchor-type="paragraph" svg:x="6.699cm" svg:y="0cm" svg:width="2.939cm" svg:height="0.716cm" draw:z-index="3"><draw:image xlink:href="Pictures/2000000900000FDB000003DDF84D75D8.svm" xlink:type="simple" xlink:show="embed" xlink:actuate="onLoad"/></draw:frame><text:span text:style-name="T1"/></text:p>
      <text:p text:style-name="P3"><text:span text:style-name="T1"/></text:p>
      <text:p text:style-name="P10"><text:span text:style-name="T5">Jinými slovy, zobrazení </text:span><text:span text:style-name="T15">f </text:span><text:span text:style-name="T18">: </text:span><text:span text:style-name="T89">𝒳</text:span><text:span text:style-name="T16"> </text:span><text:span text:style-name="T17">→</text:span><text:span text:style-name="T16"> ϒ</text:span><text:span text:style-name="T7"> </text:span><text:span text:style-name="T5">je spojité v bodě </text:span><text:span text:style-name="T9">x</text:span><text:span text:style-name="T60">0</text:span><text:span text:style-name="T5">, jestliže k libovolnému </text:span><text:span text:style-name="T179">okolí </text:span><text:span text:style-name="T173">O</text:span><text:span text:style-name="T167">ε</text:span><text:span text:style-name="T184">(</text:span><text:span text:style-name="T173">f</text:span><text:span text:style-name="T179">(</text:span><text:span text:style-name="T173">x</text:span><text:span text:style-name="T168">0</text:span><text:span text:style-name="T179">)) bodu </text:span><text:span text:style-name="T173">f</text:span><text:span text:style-name="T179">(</text:span><text:span text:style-name="T173">x</text:span><text:span text:style-name="T168">0</text:span><text:span text:style-name="T179">) lze najít takové okolí </text:span><text:span text:style-name="T173">O</text:span><text:span text:style-name="T167">δ</text:span><text:span text:style-name="T179">(</text:span><text:span text:style-name="T173">x</text:span><text:span text:style-name="T168">0</text:span><text:span text:style-name="T179">) bodu </text:span><text:span text:style-name="T173">x</text:span><text:span text:style-name="T168">0</text:span><text:span text:style-name="T179">, že jeho obraz leží uvnitř </text:span><text:span text:style-name="T173">O</text:span><text:span text:style-name="T167">ε</text:span><text:span text:style-name="T179">(</text:span><text:span text:style-name="T173">f</text:span><text:span text:style-name="T179">(</text:span><text:span text:style-name="T173">x</text:span><text:span text:style-name="T197">0</text:span><text:span text:style-name="T179">)).</text:span></text:p>
      <text:p text:style-name="P10"><text:span text:style-name="T179"/></text:p>
      <text:p text:style-name="P10"><text:span text:style-name="T179">Zobrazení </text:span><text:span text:style-name="T15">f </text:span><text:span text:style-name="T18">: </text:span><text:span text:style-name="T89">𝒳</text:span><text:span text:style-name="T16"> </text:span><text:span text:style-name="T17">→</text:span><text:span text:style-name="T16"> ϒ</text:span><text:span text:style-name="T174"> </text:span><text:span text:style-name="T179">se nazývá </text:span><text:span text:style-name="T178">spojité</text:span><text:span text:style-name="T179">, jestliže je </text:span><text:span text:style-name="T188">spojité</text:span><text:span text:style-name="T179"> ve všech bodech prostoru </text:span><text:span text:style-name="T89">𝒳</text:span><text:span text:style-name="T179">.</text:span></text:p>
      <text:h text:style-name="Heading_20_1" text:outline-level="1"><text:span text:style-name="Podnadpis"><text:span text:style-name="T204">Izometrické zobrazení</text:span></text:span></text:h>
      <text:p text:style-name="P5"><text:span text:style-name="T179">Říkáme, že vzájemně jednoznačné zobrazení </text:span><text:span text:style-name="T173">y </text:span><text:span text:style-name="T179">= </text:span><text:span text:style-name="T173">f</text:span><text:span text:style-name="T179">(</text:span><text:span text:style-name="T173">x</text:span><text:span text:style-name="T179">) metrického prostoru </text:span><text:span text:style-name="T88">𝒳</text:span><text:span text:style-name="T13"> </text:span><text:span text:style-name="T14">= (</text:span><text:span text:style-name="T12">X; </text:span><text:span text:style-name="T88">𝜌</text:span><text:span text:style-name="T103">)</text:span><text:span text:style-name="T14"> </text:span><text:span text:style-name="T179"><text:s/>na metrický prostor </text:span><text:span text:style-name="T13">ϒ </text:span><text:span text:style-name="T14">= (</text:span><text:span text:style-name="T12">Y; </text:span><text:span text:style-name="T88">𝜌</text:span><text:span text:style-name="T105">*</text:span><text:span text:style-name="T14">)</text:span><text:span text:style-name="T179"> je </text:span><text:span text:style-name="T178">izometrické</text:span><text:span text:style-name="T179">, jestliže</text:span></text:p>
      <text:p text:style-name="P5"><draw:frame draw:style-name="fr2" draw:name="obrázky5" text:anchor-type="paragraph" svg:width="8.874cm" svg:height="0.965cm" draw:z-index="4"><draw:image xlink:href="Pictures/200000090000317C0000056186E64EEF.svm" xlink:type="simple" xlink:show="embed" xlink:actuate="onLoad"/></draw:frame><text:span text:style-name="T179"/></text:p>
      <text:p text:style-name="P5"><text:span text:style-name="T179"/></text:p>
      <text:p text:style-name="P5"><text:span text:style-name="T172"/></text:p>
      <text:p text:style-name="P5"><text:span text:style-name="T172">Samotné metrické prostory </text:span><text:span text:style-name="T88">𝒳</text:span><text:span text:style-name="T174"> </text:span><text:span text:style-name="T172">a </text:span><text:span text:style-name="T13">ϒ</text:span><text:span text:style-name="T172">, mezi kterými je možno stanovit izometrické</text:span></text:p>
      <text:p text:style-name="P5"><text:span text:style-name="T179">zobrazení, se nazývají </text:span><text:span text:style-name="T178">izometrickými </text:span><text:span text:style-name="T179">mezi sebou.</text:span></text:p>
      <text:p text:style-name="P5"><text:span text:style-name="T179"/></text:p>
      <text:p text:style-name="P5"><text:span text:style-name="T179">Izometrie dvou prostorů </text:span><text:span text:style-name="T88">𝒳 </text:span><text:span text:style-name="T179">a </text:span><text:span text:style-name="T13">ϒ</text:span><text:span text:style-name="T174"> </text:span><text:span text:style-name="T179">značí, že metrické vztahy mezi jejich elementy jsou jedny a tytéž a rozdíl může být pouze v kvalitě jejich elementů, což je z metrického hlediska nepodstatné. V dalším proto budeme považovat izometrické prostory za totožné.</text:span></text:p>
      <text:p text:style-name="P5"><text:span text:style-name="T179"/></text:p>
      <text:p text:style-name="Heading"><text:span text:style-name="Podnadpis"><text:span text:style-name="T204">Úplné metrické prostory</text:span></text:span></text:p>
      <text:p text:style-name="P7"><text:span text:style-name="T179">Číselná osa je nejjednodušším příkladem tak zvaných úplných metrických prostorů, jejichž základní vlastnosti probereme v této kapitole.</text:span></text:p>
      <text:p text:style-name="P7"><text:span text:style-name="T179"/></text:p>
      <text:p text:style-name="P7"><text:span text:style-name="T179">Posloupnost </text:span><text:span text:style-name="T186">{</text:span><text:span text:style-name="T187">x</text:span><text:span text:style-name="T169">n</text:span><text:span text:style-name="T186">} </text:span><text:span text:style-name="T179">bodů metrického prostoru </text:span><text:span text:style-name="T88">𝒳</text:span><text:span text:style-name="T174"> </text:span><text:span text:style-name="T179">budeme nazývat </text:span><text:span text:style-name="T185">cauchyovskou</text:span><text:span text:style-name="T178"> </text:span><text:span text:style-name="T179">(nebo </text:span><text:span text:style-name="T189">fundamentální</text:span><text:span text:style-name="T179">), jestliže splňuje Cauchyovo kritérium, tj. jestliže ke každému </text:span><text:span text:style-name="T183">ε</text:span><text:span text:style-name="T173"> &gt; </text:span><text:span text:style-name="T179">0 existuje takové kladné celé číslo </text:span><text:span text:style-name="T173">N</text:span><text:span text:style-name="T179">(</text:span><text:span text:style-name="T183">ε</text:span><text:span text:style-name="T179">), že</text:span></text:p>
      <text:p text:style-name="P4"><draw:frame draw:style-name="fr2" draw:name="obrázky6" text:anchor-type="paragraph" svg:width="6.339cm" svg:height="0.75cm" draw:z-index="5"><draw:image xlink:href="Pictures/2000000900002441000004471E9FD50C.svm" xlink:type="simple" xlink:show="embed" xlink:actuate="onLoad"/></draw:frame><text:span text:style-name="T195"/></text:p>
      <text:p text:style-name="P4"><text:span text:style-name="T195"/></text:p>
      <text:p text:style-name="P11"><text:soft-page-break/>Z trojúhelníkové nerovnosti plyne, že každá konvergentní posloupnost je cauchyovská. Skutečně, jestliže <text:span text:style-name="T119">{</text:span><text:span text:style-name="T120">x</text:span><text:span text:style-name="T169">n</text:span><text:span text:style-name="T119">}</text:span><text:span text:style-name="T205"> </text:span>konverguje k <text:span text:style-name="T206">x </text:span>(tj. <text:span text:style-name="T88">𝜌</text:span>(<text:span text:style-name="T206">x</text:span><text:span text:style-name="T198">n</text:span><text:span text:style-name="T206">; x</text:span>)<text:span text:style-name="T61"> </text:span><text:span text:style-name="T62">→</text:span><text:span text:style-name="T205"> </text:span>0), potom ke <text:s/>každému <text:span text:style-name="T121">ε</text:span><text:span text:style-name="T206"> &gt; </text:span>0 lze najít takové celé kladné <text:span text:style-name="T206">N</text:span>(<text:span text:style-name="T121">ε</text:span>), že <text:span text:style-name="T88">𝜌</text:span>(<text:span text:style-name="T206">x</text:span><text:span text:style-name="T198">n</text:span><text:span text:style-name="T206">; x</text:span>) <text:span text:style-name="T206">&lt; </text:span><text:span text:style-name="T198"><text:s/></text:span><text:span text:style-name="T121">ε/2 </text:span>pro všechna <text:span text:style-name="T206">n &gt; N</text:span>(<text:span text:style-name="T121">ε</text:span>).</text:p>
      <text:p text:style-name="P9"><text:span text:style-name="T179">Potom</text:span></text:p>
      <text:p text:style-name="P9"><draw:frame draw:style-name="fr2" draw:name="obrázky7" text:anchor-type="paragraph" svg:width="11.16cm" svg:height="0.908cm" draw:z-index="6"><draw:image xlink:href="Pictures/2000000900003D10000004F79E7E77BA.svm" xlink:type="simple" xlink:show="embed" xlink:actuate="onLoad"/></draw:frame><text:span text:style-name="T179"/></text:p>
      <text:p text:style-name="P9"><text:span text:style-name="T179"/></text:p>
      <text:p text:style-name="P12">Naopak denujeme:</text:p>
      <text:p text:style-name="P4"><text:span text:style-name="T141">Jestliže v metrickém prostoru </text:span><text:span text:style-name="T95">𝒳</text:span><text:span text:style-name="T142"> </text:span><text:span text:style-name="T141">libovolná cauchyovská posloupnost konverguje (tj. existuje </text:span><text:span text:style-name="Podnadpis"><text:span text:style-name="T95">𝑥∈𝒳</text:span></text:span><text:span text:style-name="T142"> </text:span><text:span text:style-name="T141">tak, že </text:span><text:span text:style-name="T95">𝜌</text:span><text:span text:style-name="T141">(</text:span><text:span text:style-name="T143">x</text:span><text:span text:style-name="T125">n</text:span><text:span text:style-name="T143">; x</text:span><text:span text:style-name="T141">)</text:span><text:span text:style-name="T23"> </text:span><text:span text:style-name="T24">→</text:span><text:span text:style-name="T142"> </text:span><text:span text:style-name="T141">0), potom nazýváme tento prostor </text:span><text:span text:style-name="T157">úplný</text:span><text:span text:style-name="T141">.</text:span></text:p>
      <text:p text:style-name="P4"><text:span text:style-name="T141">Příklad:</text:span></text:p>
      <text:list xml:id="list33159649" text:style-name="L3">
        <text:list-item>
          <text:p text:style-name="P15"><text:span text:style-name="T203">Položíme-li pro prvky libovolné množiny</text:span></text:p>
        </text:list-item>
      </text:list>
      <text:p text:style-name="P17"><draw:frame draw:style-name="fr2" draw:name="obrázky8" text:anchor-type="paragraph" svg:width="6.094cm" svg:height="1.462cm" draw:z-index="7"><draw:image xlink:href="Pictures/200000090000255B000008F7BBB615A5.svm" xlink:type="simple" xlink:show="embed" xlink:actuate="onLoad"/></draw:frame></text:p>
      <text:p text:style-name="P17"/>
      <text:p text:style-name="P17"/>
      <text:p text:style-name="P17">dostaneme metrický prostor. Lze jej nazvat <text:span text:style-name="T208">prostorem izolovaných bodů</text:span>. V tomto prostoru jsou cauchyovské pouze stacionární posloupnosti posloupnosti, tj. takové, v nichž se od určitého indexu stále opakuje tentýž bod. Každá taková posloupnost ovšem konverguje, tj. tento prostor je úplný.</text:p>
      <text:list xml:id="list33162871" text:style-name="L4">
        <text:list-item>
          <text:p text:style-name="P18">Úplnost prostoru <text:span text:style-name="T207">R</text:span><text:span text:style-name="T211">1</text:span>, tj. úplnost množiny všech reálných čísel, je známa z matematické analýzy.</text:p>
        </text:list-item>
        <text:list-item>
          <text:p text:style-name="P18">Úplnost euklidovského prostoru <text:span text:style-name="T207">R</text:span><text:span text:style-name="T212">n</text:span><text:span text:style-name="T209"> </text:span>plyne snadno z úplnosti prostoru <text:span text:style-name="T207">R</text:span><text:span text:style-name="T211">1</text:span>:</text:p>
        </text:list-item>
      </text:list>
      <text:p text:style-name="P17">Nechť <text:span text:style-name="T210">{</text:span><text:span text:style-name="T207">x</text:span><text:span text:style-name="T211">(</text:span><text:span text:style-name="T212">p</text:span><text:span text:style-name="T211">)</text:span><text:span text:style-name="T171">n</text:span><text:span text:style-name="T209">}</text:span><text:span text:style-name="T210"> </text:span>je cauchyovská posloupnost bodů</text:p>
      <text:p text:style-name="P13"><draw:frame draw:style-name="fr2" draw:name="obrázky9" text:anchor-type="paragraph" svg:width="9.534cm" svg:height="0.804cm" draw:z-index="8"><draw:image xlink:href="Pictures/20000009000035E60000048D2697A08F.svm" xlink:type="simple" xlink:show="embed" xlink:actuate="onLoad"/></draw:frame></text:p>
      <text:p text:style-name="P13"/>
      <text:p text:style-name="P17">To znamená, že ke každému číslu ε<text:span text:style-name="T207"> &gt; </text:span>0 lze najít takové číslo <text:span text:style-name="T207">N</text:span>(ε), že</text:p>
      <text:p text:style-name="P13"><draw:frame draw:style-name="fr2" draw:name="obrázky10" text:anchor-type="paragraph" svg:width="3.974cm" svg:height="1.277cm" draw:z-index="9"><draw:image xlink:href="Pictures/20000009000019C700000846006440ED.svm" xlink:type="simple" xlink:show="embed" xlink:actuate="onLoad"/></draw:frame></text:p>
      <text:h text:style-name="Heading_20_1" text:outline-level="1"><text:span text:style-name="Podnadpis"><text:span text:style-name="T40"/></text:span></text:h>
      <text:p text:style-name="Standard"><text:span text:style-name="Podnadpis"><text:span text:style-name="T25">pro všechna přirozená</text:span></text:span><text:span text:style-name="Podnadpis"><text:span text:style-name="T38"> </text:span></text:span><text:span text:style-name="Podnadpis"><text:span text:style-name="T25">čísla</text:span></text:span><text:span text:style-name="Podnadpis"><text:span text:style-name="T38"> </text:span></text:span><text:span text:style-name="Podnadpis"><text:span text:style-name="T39">p; q </text:span></text:span><text:span text:style-name="Podnadpis"><text:span text:style-name="T25">větší než</text:span></text:span><text:span text:style-name="Podnadpis"><text:span text:style-name="T38"> </text:span></text:span><text:span text:style-name="Podnadpis"><text:span text:style-name="T39">N</text:span></text:span><text:span text:style-name="Podnadpis"><text:span text:style-name="T38">(ε). Odtud dostáváme pro </text:span></text:span><text:span text:style-name="Podnadpis"><text:span text:style-name="T39">k</text:span></text:span><text:span text:style-name="Podnadpis"><text:span text:style-name="T38">-té souřadnice</text:span></text:span></text:p>
      <text:p text:style-name="P16"><text:span text:style-name="T203">(</text:span><text:span text:style-name="T207">k </text:span><text:span text:style-name="T203">= 1</text:span><text:span text:style-name="T207">; </text:span><text:span text:style-name="T203">2</text:span><text:span text:style-name="T207">; ... ; n</text:span><text:span text:style-name="T203">) tyto nerovnosti:</text:span></text:p>
      <text:p text:style-name="P14"><draw:frame draw:style-name="fr2" draw:name="obrázky11" text:anchor-type="paragraph" svg:width="3.08cm" svg:height="0.776cm" draw:z-index="10"><draw:image xlink:href="Pictures/20000009000014440000051B4FFF375F.svm" xlink:type="simple" xlink:show="embed" xlink:actuate="onLoad"/></draw:frame><text:span text:style-name="T203"/></text:p>
      <text:p text:style-name="P14"><text:span text:style-name="T203"/></text:p>
      <text:p text:style-name="P2"><text:span text:style-name="T131">platné pro všechna přirozená čísla </text:span><text:span text:style-name="T132">p; q &gt; N</text:span><text:span text:style-name="T131">(</text:span><text:span text:style-name="Podnadpis"><text:span text:style-name="T25">ε</text:span></text:span><text:span text:style-name="T131">); je tedy </text:span><text:span text:style-name="T133">{</text:span><text:span text:style-name="T132">x</text:span><text:span text:style-name="T213">(</text:span><text:span text:style-name="T214">p</text:span><text:span text:style-name="T213">)</text:span><text:span text:style-name="T165">n</text:span><text:span text:style-name="T135">}</text:span><text:span text:style-name="T133"> </text:span><text:span text:style-name="T131">cauchyovská posloupnost reálných čísel. Položme</text:span></text:p>
      <text:p text:style-name="P14"><draw:frame draw:style-name="fr2" draw:name="obrázky12" text:anchor-type="paragraph" svg:width="7.938cm" svg:height="1.279cm" draw:z-index="11"><draw:image xlink:href="Pictures/2000000900002C860000072C7D2E82BC.svm" xlink:type="simple" xlink:show="embed" xlink:actuate="onLoad"/></draw:frame><text:span text:style-name="T203"/></text:p>
      <text:h text:style-name="Heading_20_1" text:outline-level="1"><text:span text:style-name="Podnadpis"><text:span text:style-name="T40"/></text:span></text:h>
      <text:h text:style-name="Heading_20_1" text:outline-level="1"><text:span text:style-name="Podnadpis"><text:span text:style-name="T26">Potom zřejmě je</text:span></text:span></text:h>
      <text:p text:style-name="Text_20_body"><draw:frame draw:style-name="fr2" draw:name="obrázky13" text:anchor-type="paragraph" svg:width="2.752cm" svg:height="0.905cm" draw:z-index="12"><draw:image xlink:href="Pictures/200000090000120F000005EE9D393507.svm" xlink:type="simple" xlink:show="embed" xlink:actuate="onLoad"/></draw:frame><text:span text:style-name="Podnadpis"><text:span text:style-name="T40"/></text:span></text:p>
      <text:p text:style-name="Text_20_body"><text:span text:style-name="Podnadpis"><text:span text:style-name="T25">Tím je úplnost prostoru</text:span></text:span><text:span text:style-name="Podnadpis"><text:span text:style-name="T38"> </text:span></text:span><text:span text:style-name="Podnadpis"><text:span text:style-name="T21">R</text:span></text:span><text:span text:style-name="Podnadpis"><text:span text:style-name="T67">n</text:span></text:span><text:span text:style-name="Podnadpis"><text:span text:style-name="T41"> </text:span></text:span><text:span text:style-name="Podnadpis"><text:span text:style-name="T25">dokázána</text:span></text:span><text:span text:style-name="Podnadpis"><text:span text:style-name="T38">.</text:span></text:span></text:p>
      <text:list xml:id="list33219494" text:style-name="L5">
        <text:list-item>
          <text:p text:style-name="P19"><text:span text:style-name="Podnadpis"><text:span text:style-name="T25">Úplnost prostoru </text:span></text:span><text:span text:style-name="Podnadpis"><text:span text:style-name="T21">R</text:span></text:span><text:span text:style-name="Podnadpis"><text:span text:style-name="T67">n</text:span></text:span><text:span text:style-name="T166">0</text:span><text:span text:style-name="T134"> </text:span><text:span text:style-name="T131">lze ukázat obdobně.</text:span></text:p>
        </text:list-item>
      </text:list>
      <text:h text:style-name="Heading_20_1" text:outline-level="1"><text:span text:style-name="Podnadpis"><text:span text:style-name="T1">Banachova věta o pevném bodu</text:span></text:span></text:h>
      <text:p text:style-name="Text_20_body"><text:span text:style-name="T80">Řadu problémů souvisejících s existencí a jednoznačností řešení rovnic různého typu lze převést na otázku existence a jednoznačnosti pevného bodu nějakého zobrazení odpovídajícího metrického prostoru do tohoto prostoru. Mezi různými kritérii existence a jednoznačnosti pevného bodu zobrazení tohoto druhu můžeme za jedno z nejjednodušších a zároveň nejdůležitějších kritérií považovat tzv. </text:span><text:span text:style-name="T81">Banachův princip pevného bodu </text:span><text:span text:style-name="T82">(stručně BPPB); někdy též nazývaný </text:span><text:span text:style-name="T81">princip </text:span><text:soft-page-break/><text:span text:style-name="T81">kontraktivních zobrazení</text:span><text:span text:style-name="T82">. </text:span></text:p>
      <text:p text:style-name="P24"><text:span text:style-name="T77">Nechť </text:span><text:span text:style-name="T83">𝒳 </text:span><text:span text:style-name="T77">je metrický prostor. Zobrazení </text:span><text:span text:style-name="T79">A </text:span><text:span text:style-name="T77">prostoru </text:span><text:span text:style-name="T83">𝒳 </text:span><text:span text:style-name="T77">do prostoru </text:span><text:span text:style-name="T83">𝒳 </text:span><text:span text:style-name="T77">se nazývá </text:span><text:span text:style-name="T78">kontraktivní </text:span><text:span text:style-name="T77">(nebo </text:span><text:span text:style-name="T78">kontrakce</text:span><text:span text:style-name="T77">), existuje-li takové číslo </text:span><text:span text:style-name="T83">𝛼&lt;1</text:span><text:span text:style-name="T77">, že pro libovolné dva body </text:span><text:span text:style-name="T83">∀𝑥,𝑦∈𝒳 </text:span><text:span text:style-name="T77">platí nerovnost: </text:span></text:p>
      <text:p text:style-name="P21"><text:span text:style-name="T83">𝜌(𝐴𝑥,𝐴𝑦)≤𝛼𝜌(𝑥,𝑦)</text:span></text:p>
      <text:p text:style-name="P24"><text:span text:style-name="T77">Bod </text:span><text:span text:style-name="T79">x </text:span><text:span text:style-name="T77">se nazývá </text:span><text:span text:style-name="T78">pevný bod zobrazení </text:span><text:span text:style-name="T79">A</text:span><text:span text:style-name="T77">, jestliže </text:span><text:span text:style-name="T79">Ax </text:span><text:span text:style-name="T77">= </text:span><text:span text:style-name="T79">x</text:span><text:span text:style-name="T77">. Jinak řečeno, pevné body jsou řešení rovnice </text:span><text:span text:style-name="T79">Ax </text:span><text:span text:style-name="T77">= </text:span><text:span text:style-name="T79">x</text:span><text:span text:style-name="T77">. </text:span></text:p>
      <text:p text:style-name="P24"><text:span text:style-name="T78">Banachova věta o pevném bodu (BPPB) </text:span><text:span text:style-name="T77">říká, že každé kontraktivní zobrazení definované v úplném metrickém prostoru </text:span><text:span text:style-name="T83">𝒳 </text:span><text:span text:style-name="T77">má právě jeden pevný bod. </text:span></text:p>
      <text:p text:style-name="P24"><text:span text:style-name="T77">BPPB lze použít k důkazu vět o existenci a jednoznačnosti řěšení pro rovnice různých typů. Kromě důkazu existence a jednoznačnosti řešení rovnice </text:span><text:span text:style-name="T79">Ax </text:span><text:span text:style-name="T77">= </text:span><text:span text:style-name="T79">x </text:span><text:span text:style-name="T77">dává BPPB také praktickou metodu přibližného výpočtu tohoto řešení (nazývanou </text:span><text:span text:style-name="T78">metoda postupných aproximací</text:span><text:span text:style-name="T77">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MMI10" svg:font-family="CMMI10"/>
    <style:font-face style:name="CMMI7" svg:font-family="CMMI7"/>
    <style:font-face style:name="CMSY10" svg:font-family="CMSY10"/>
    <style:font-face style:name="CMSY7" svg:font-family="CMSY7"/>
    <style:font-face style:name="Georgia" svg:font-family="Georgia"/>
    <style:font-face style:name="Mangal1" svg:font-family="Mangal"/>
    <style:font-face style:name="OpenSymbol" svg:font-family="OpenSymbol"/>
    <style:font-face style:name="Segoe UI" svg:font-family="'Segoe UI'"/>
    <style:font-face style:name="Times New Roman1" svg:font-family="'Times New Roman'"/>
    <style:font-face style:name="csbx10" svg:font-family="csbx10"/>
    <style:font-face style:name="csr10" svg:font-family="csr10"/>
    <style:font-face style:name="csr7" svg:font-family="csr7"/>
    <style:font-face style:name="csti10" svg:font-family="csti10"/>
    <style:font-face style:name="Cambria2" svg:font-family="Cambria" style:font-family-generic="roman"/>
    <style:font-face style:name="Arial2" svg:font-family="Arial, Arial" style:font-family-generic="swiss"/>
    <style:font-face style:name="Cambria Math" svg:font-family="'Cambria Math', 'Cambria Math'" style:font-family-generic="swiss"/>
    <style:font-face style:name="Cambria" svg:font-family="Cambria, Cambri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1" svg:font-family="Cambria" style:font-family-generic="roman" style:font-pitch="variable"/>
    <style:font-face style:name="Georgia1" svg:font-family="Georgia" style:font-adornments="kurzí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mbria" fo:font-size="12pt" style:font-name-asian="Cambria" style:font-size-asian="12pt" style:font-name-complex="Cambria" style:font-size-complex="12pt"/>
    </style:style>
    <style:style style:name="Řádkování" style:family="paragraph" style:parent-style-name="Text">
      <style:paragraph-properties fo:line-height="0.499cm"/>
    </style:style>
    <style:style style:name="Text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ize-asian="10.5pt" style:font-style-asian="italic" style:font-style-complex="italic"/>
    </style:style>
    <style:style style:name="Nadpis" style:family="text" style:parent-style-name="Emphasis">
      <style:text-properties fo:color="#666666" style:font-name="Georgia1" fo:font-size="24pt" fo:background-color="transparent" style:font-size-asian="10.5pt"/>
    </style:style>
    <style:style style:name="Podnadpis" style:family="text" style:parent-style-name="Nadpis">
      <style:text-properties fo:color="#000000" fo:font-size="16.1000003814697pt" fo:font-style="normal" fo:font-weight="bold" style:font-size-asian="10.5pt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6T12:13:53.04</meta:creation-date>
    <meta:generator>LibreOffice/3.5$Windows_x86 LibreOffice_project/235ab8a-3802056-4a8fed3-2d66ea8-e241b80</meta:generator>
    <dc:date>2012-05-06T13:12:19.13</dc:date>
    <meta:editing-duration>PT47M33S</meta:editing-duration>
    <meta:editing-cycles>6</meta:editing-cycles>
    <meta:document-statistic meta:table-count="0" meta:image-count="13" meta:object-count="0" meta:page-count="4" meta:paragraph-count="57" meta:word-count="937" meta:character-count="5768" meta:non-whitespace-character-count="4999"/>
  </office:meta>
</office:document-meta>
</file>